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1602in"/>
    </style:style>
    <style:style style:name="co5" style:family="table-column">
      <style:table-column-properties fo:break-before="auto" style:column-width="1.4354in"/>
    </style:style>
    <style:style style:name="co6" style:family="table-column">
      <style:table-column-properties fo:break-before="auto" style:column-width="1.0846in"/>
    </style:style>
    <style:style style:name="co7" style:family="table-column">
      <style:table-column-properties fo:break-before="auto" style:column-width="1.3811in"/>
    </style:style>
    <style:style style:name="co8" style:family="table-column">
      <style:table-column-properties fo:break-before="auto" style:column-width="1.4543in"/>
    </style:style>
    <style:style style:name="co9" style:family="table-column">
      <style:table-column-properties fo:break-before="auto" style:column-width="1.3866in"/>
    </style:style>
    <style:style style:name="co10" style:family="table-column">
      <style:table-column-properties fo:break-before="auto" style:column-width="1.1862in"/>
    </style:style>
    <style:style style:name="co11" style:family="table-column">
      <style:table-column-properties fo:break-before="auto" style:column-width="1.1937in"/>
    </style:style>
    <style:style style:name="co12" style:family="table-column">
      <style:table-column-properties fo:break-before="auto" style:column-width="1.1154in"/>
    </style:style>
    <style:style style:name="co13" style:family="table-column">
      <style:table-column-properties fo:break-before="auto" style:column-width="1.0909in"/>
    </style:style>
    <style:style style:name="co14" style:family="table-column">
      <style:table-column-properties fo:break-before="auto" style:column-width="1.3228in"/>
    </style:style>
    <style:style style:name="co15" style:family="table-column">
      <style:table-column-properties fo:break-before="auto" style:column-width="1.4425in"/>
    </style:style>
    <style:style style:name="co16" style:family="table-column">
      <style:table-column-properties fo:break-before="auto" style:column-width="1.4098in"/>
    </style:style>
    <style:style style:name="co17" style:family="table-column">
      <style:table-column-properties fo:break-before="auto" style:column-width="1.1898in"/>
    </style:style>
    <style:style style:name="co18" style:family="table-column">
      <style:table-column-properties fo:break-before="auto" style:column-width="1.2047in"/>
    </style:style>
    <style:style style:name="co19" style:family="table-column">
      <style:table-column-properties fo:break-before="auto" style:column-width="1.128in"/>
    </style:style>
    <style:style style:name="co20" style:family="table-column">
      <style:table-column-properties fo:break-before="auto" style:column-width="1.4126in"/>
    </style:style>
    <style:style style:name="co21" style:family="table-column">
      <style:table-column-properties fo:break-before="auto" style:column-width="1.4362in"/>
    </style:style>
    <style:style style:name="co22" style:family="table-column">
      <style:table-column-properties fo:break-before="auto" style:column-width="1.1693in"/>
    </style:style>
    <style:style style:name="co23" style:family="table-column">
      <style:table-column-properties fo:break-before="auto" style:column-width="1.3902in"/>
    </style:style>
    <style:style style:name="co24" style:family="table-column">
      <style:table-column-properties fo:break-before="auto" style:column-width="1.2161in"/>
    </style:style>
    <style:style style:name="co25" style:family="table-column">
      <style:table-column-properties fo:break-before="auto" style:column-width="1.4134in"/>
    </style:style>
    <style:style style:name="co26" style:family="table-column">
      <style:table-column-properties fo:break-before="auto" style:column-width="1.2043in"/>
    </style:style>
    <style:style style:name="co27" style:family="table-column">
      <style:table-column-properties fo:break-before="auto" style:column-width="1.3472in"/>
    </style:style>
    <style:style style:name="co28" style:family="table-column">
      <style:table-column-properties fo:break-before="auto" style:column-width="0.9744in"/>
    </style:style>
    <style:style style:name="co29" style:family="table-column">
      <style:table-column-properties fo:break-before="auto" style:column-width="1.111in"/>
    </style:style>
    <style:style style:name="co30" style:family="table-column">
      <style:table-column-properties fo:break-before="auto" style:column-width="1.5063in"/>
    </style:style>
    <style:style style:name="co31" style:family="table-column">
      <style:table-column-properties fo:break-before="auto" style:column-width="1.4992in"/>
    </style:style>
    <style:style style:name="co33" style:family="table-column">
      <style:table-column-properties fo:break-before="auto" style:column-width="1.4791in"/>
    </style:style>
    <style:style style:name="co34" style:family="table-column">
      <style:table-column-properties fo:break-before="auto" style:column-width="1.2118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61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1717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5.03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909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9.020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2.59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26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2.3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9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51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42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264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132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22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309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6.079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3.84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354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1.352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998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8.39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108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888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57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28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82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8.506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443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0.52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9.95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ccessibilityManager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DisplayObject</text:p>
          </table:table-cell>
          <table:table-cell table:style-name="ce9"/>
          <table:table-cell table:style-name="ce9" office:value-type="float" office:value="2">
            <office:annotation draw:style-name="gr1" draw:text-style-name="P1" svg:width="1.1413in" svg:height="1.6343in" svg:x="3.2484in" svg:y="0.0272in" draw:caption-point-x="-0.2402in" draw:caption-point-y="0.1646in">
              <dc:creator>LS</dc:creator>
              <dc:date>2018-11-19T00:00:00</dc:date>
              <text:p text:style-name="P1"><text:span text:style-name="T1">AccessibilityManager-flow.js:1481:5-17: [class: DisplayObject]</text:span></text:p>
              <text:p text:style-name="P1"><text:span text:style-name="T1">AccessibilityManager-flow.js:1481:5-27: DisplayObject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.0421in" draw:caption-point-x="-0.2402in" draw:caption-point-y="0.3252in">
              <dc:creator>LS</dc:creator>
              <dc:date>2018-11-19T00:00:00</dc:date>
              <text:p text:style-name="P1"><text:span text:style-name="T1">AccessibilityManager-flow.js:1957:1-13: [class: WebGLRenderer]</text:span></text:p>
            </office:annotation>
            <text:p>1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.0689in" draw:caption-point-x="-0.2402in" draw:caption-point-y="0.4858in">
              <dc:creator>LS</dc:creator>
              <dc:date>2018-11-19T00:00:00</dc:date>
              <text:p text:style-name="P1"><text:span text:style-name="T1">AccessibilityManager-flow.js:1958:1-14: [class: CanvasRenderer]</text:span></text:p>
            </office:annotation>
            <text:p>1</text:p>
          </table:table-cell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480">
            <text:p>148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958">
            <text:p>195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Accessibility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Render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BaseTextur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aseRenderTextur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aseTextur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itmapText" table:style-name="ta1" table:print="false">
        <table:table-column table:style-name="co3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34">
            <office:annotation draw:style-name="gr3" draw:text-style-name="P1" svg:width="1.1413in" svg:height="25.1165in" svg:x="3.2205in" svg:y="0.0272in" draw:caption-point-x="-0.2402in" draw:caption-point-y="0.1646in">
              <dc:creator>LS</dc:creator>
              <dc:date>2018-11-20T00:00:00</dc:date>
              <text:p text:style-name="P1"><text:span text:style-name="T1">BitmapText-flow.js:1475:15-17: Point</text:span></text:p>
              <text:p text:style-name="P1"><text:span text:style-name="T1">BitmapText-flow.js:1475:21-31: Point</text:span></text:p>
              <text:p text:style-name="P1"><text:span text:style-name="T1">BitmapText-flow.js:1475:25-29: [class: Point]</text:span></text:p>
              <text:p text:style-name="P1"><text:span text:style-name="T1">BitmapText-flow.js:1476:15-19: Array&lt;{charCode: , line: number, position: Point, texture: }&gt;</text:span></text:p>
              <text:p text:style-name="P1"><text:span text:style-name="T1">BitmapText-flow.js:1476:23-24: Array&lt;{charCode: , line: number, position: Point, texture: }&gt;</text:span></text:p>
              <text:p text:style-name="P1"><text:span text:style-name="T1">BitmapText-flow.js:1503:17-19: Point</text:span></text:p>
              <text:p text:style-name="P1"><text:span text:style-name="T1">BitmapText-flow.js:1504:17-19: Point</text:span></text:p>
              <text:p text:style-name="P1"><text:span text:style-name="T1">BitmapText-flow.js:1509:58-60: Point</text:span></text:p>
              <text:p text:style-name="P1"><text:span text:style-name="T1">BitmapText-flow.js:1511:35-39: Array&lt;{charCode: , line: number, position: Point, texture: }&gt;</text:span></text:p>
              <text:p text:style-name="P1"><text:span text:style-name="T1">BitmapText-flow.js:1519:17-19: Point</text:span></text:p>
              <text:p text:style-name="P1"><text:span text:style-name="T1">BitmapText-flow.js:1520:17-19: Point</text:span></text:p>
              <text:p text:style-name="P1"><text:span text:style-name="T1">BitmapText-flow.js:1534:17-19: Point</text:span></text:p>
              <text:p text:style-name="P1"><text:span text:style-name="T1">BitmapText-flow.js:1537:13-17: Array&lt;{charCode: , line: number, position: Point, texture: }&gt;</text:span></text:p>
              <text:p text:style-name="P1"><text:span text:style-name="T1">BitmapText-flow.js:1537:24,1542:13: {charCode: , line: number, position: Point, texture: }</text:span></text:p>
              <text:p text:style-name="P1"><text:span text:style-name="T1">BitmapText-flow.js:1541:27-87: Point</text:span></text:p>
              <text:p text:style-name="P1"><text:span text:style-name="T1">BitmapText-flow.js:1541:31-35: [class: Point]</text:span></text:p>
              <text:p text:style-name="P1"><text:span text:style-name="T1">BitmapText-flow.js:1541:37-39: Point</text:span></text:p>
              <text:p text:style-name="P1"><text:span text:style-name="T1">BitmapText-flow.js:1541:63-65: Point</text:span></text:p>
              <text:p text:style-name="P1"><text:span text:style-name="T1">BitmapText-flow.js:1543:29-31: Point</text:span></text:p>
              <text:p text:style-name="P1"><text:span text:style-name="T1">BitmapText-flow.js:1544:13-15: Point</text:span></text:p>
              <text:p text:style-name="P1"><text:span text:style-name="T1">BitmapText-flow.js:1570:26-30: Array&lt;{charCode: , line: number, position: Point, texture: }&gt;</text:span></text:p>
              <text:p text:style-name="P1"><text:span text:style-name="T1">BitmapText-flow.js:1579:29-33: Array&lt;{charCode: , line: number, position: Point, texture: }&gt;</text:span></text:p>
              <text:p text:style-name="P1"><text:span text:style-name="T1">BitmapText-flow.js:1579:29-36: {charCode: , line: number, position: Point, texture: }</text:span></text:p>
              <text:p text:style-name="P1"><text:span text:style-name="T1">BitmapText-flow.js:1583:32-36: Array&lt;{charCode: , line: number, position: Point, texture: }&gt;</text:span></text:p>
              <text:p text:style-name="P1"><text:span text:style-name="T1">BitmapText-flow.js:1583:32-39: {charCode: , line: number, position: Point, texture: }</text:span></text:p>
              <text:p text:style-name="P1"><text:span text:style-name="T1">BitmapText-flow.js:1587:29-33: Array&lt;{charCode: , line: number, position: Point, texture: }&gt;</text:span></text:p>
              <text:p text:style-name="P1"><text:span text:style-name="T1">BitmapText-flow.js:1587:29-36: {charCode: , line: number, position: Point, texture: }</text:span></text:p>
              <text:p text:style-name="P1"><text:span text:style-name="T1">BitmapText-flow.js:1587:29-45: Point</text:span></text:p>
              <text:p text:style-name="P1"><text:span text:style-name="T1">BitmapText-flow.js:1587:68-72: Array&lt;{charCode: , line: number, position: Point, texture: }&gt;</text:span></text:p>
              <text:p text:style-name="P1"><text:span text:style-name="T1">BitmapText-flow.js:1587:68-75: {charCode: , line: number, position: Point, texture: }</text:span></text:p>
              <text:p text:style-name="P1"><text:span text:style-name="T1">BitmapText-flow.js:1588:28-32: Array&lt;{charCode: , line: number, position: Point, texture: }&gt;</text:span></text:p>
              <text:p text:style-name="P1"><text:span text:style-name="T1">BitmapText-flow.js:1588:28-35: {charCode: , line: number, position: Point, texture: }</text:span></text:p>
              <text:p text:style-name="P1"><text:span text:style-name="T1">BitmapText-flow.js:1588:28-44: Point</text:span></text:p>
              <text:p text:style-name="P1"><text:span text:style-name="T1">BitmapText-flow.js:1605:28-30: Point</text:span></text:p>
            </office:annotation>
            <text:p>34</text:p>
          </table:table-cell>
        </table:table-row>
        <table:table-row table:style-name="ro2">
          <table:table-cell table:style-name="ce2" office:value-type="string">
            <text:p>Sprite</text:p>
          </table:table-cell>
          <table:table-cell table:style-name="ce9" office:value-type="float" office:value="1">
            <office:annotation draw:style-name="gr4" draw:text-style-name="P1" svg:width="1.1413in" svg:height="0.5457in" svg:x="2.3315in" svg:y="0.0421in" draw:caption-point-x="-0.2402in" draw:caption-point-y="0.3252in">
              <dc:creator>LS</dc:creator>
              <dc:date>2018-11-20T00:00:00</dc:date>
              <text:p text:style-name="P1"><text:span text:style-name="T1">BitmapText-flow.js:1583:17-48: Sprite</text:span></text:p>
            </office:annotation>
            <text:p>1</text:p>
          </table:table-cell>
          <table:table-cell table:style-name="ce9" office:value-type="float" office:value="12">
            <office:annotation draw:style-name="gr5" draw:text-style-name="P1" svg:width="1.1413in" svg:height="5.9886in" svg:x="3.2205in" svg:y="0.0421in" draw:caption-point-x="-0.2402in" draw:caption-point-y="0.3252in">
              <dc:creator>LS</dc:creator>
              <dc:date>2018-11-20T00:00:00</dc:date>
              <text:p text:style-name="P1"><text:span text:style-name="T1">BitmapText-flow.js:1575:17: Sprite</text:span></text:p>
              <text:p text:style-name="P1"><text:span text:style-name="T1">BitmapText-flow.js:1583:21-48: Sprite</text:span></text:p>
              <text:p text:style-name="P1"><text:span text:style-name="T1">BitmapText-flow.js:1583:25-30: [class: Sprite]</text:span></text:p>
              <text:p text:style-name="P1"><text:span text:style-name="T1">BitmapText-flow.js:1584:35: Sprite</text:span></text:p>
              <text:p text:style-name="P1"><text:span text:style-name="T1">BitmapText-flow.js:1587:13: Sprite</text:span></text:p>
              <text:p text:style-name="P1"><text:span text:style-name="T1">BitmapText-flow.js:1588:13: Sprite</text:span></text:p>
              <text:p text:style-name="P1"><text:span text:style-name="T1">BitmapText-flow.js:1589:13: Sprite</text:span></text:p>
              <text:p text:style-name="P1"><text:span text:style-name="T1">BitmapText-flow.js:1589:25: Sprite</text:span></text:p>
              <text:p text:style-name="P1"><text:span text:style-name="T1">BitmapText-flow.js:1590:13: Sprite</text:span></text:p>
              <text:p text:style-name="P1"><text:span text:style-name="T1">BitmapText-flow.js:1592:18: Sprite</text:span></text:p>
              <text:p text:style-name="P1"><text:span text:style-name="T1">BitmapText-flow.js:1594:17-32: Container | Sprite | Text</text:span></text:p>
              <text:p text:style-name="P1"><text:span text:style-name="T1">BitmapText-flow.js:1594:31: Sprite</text:span></text:p>
            </office:annotation>
            <text:p>12</text:p>
          </table:table-cell>
        </table:table-row>
        <table:table-row table:style-name="ro1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6" draw:text-style-name="P1" svg:width="1.1413in" svg:height="0.7012in" svg:x="2.3315in" svg:y="0.0571in" draw:caption-point-x="-0.2402in" draw:caption-point-y="0.4858in">
              <dc:creator>LS</dc:creator>
              <dc:date>2018-11-20T00:00:00</dc:date>
              <text:p text:style-name="P1"><text:span text:style-name="T1">BitmapText-flow.js:1454:9-84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2205in" svg:y="0.0571in" draw:caption-point-x="-0.2402in" draw:caption-point-y="0.4858in">
              <dc:creator>LS</dc:creator>
              <dc:date>2018-11-20T00:00:00</dc:date>
              <text:p text:style-name="P1"><text:span text:style-name="T1">BitmapText-flow.js:1454:24-84: ObservablePoint</text:span></text:p>
              <text:p text:style-name="P1"><text:span text:style-name="T1">BitmapText-flow.js:1454:28-42: [class: ObservablePoint]</text:span></text:p>
            </office:annotation>
            <text:p>2</text:p>
          </table:table-cell>
        </table:table-row>
        <table:table-row table:style-name="ro1">
          <table:table-cell table:style-name="ce3" office:value-type="string">
            <text:p>Contain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359">
            <text:p>135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802">
            <text:p>180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itmapTex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endMode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BlurX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9-44: BlurX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28-44: BlurXFilter</text:span></text:p>
              <text:p text:style-name="P1"><text:span text:style-name="T1">BlurFilter-flow.js:456:32-42: [class: BlurXFilter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BlurY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9-44: BlurY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28-44: BlurYFilter</text:span></text:p>
              <text:p text:style-name="P1"><text:span text:style-name="T1">BlurFilter-flow.js:457:32-42: [class: BlurYFilter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445">
            <text:p>445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74">
            <text:p>574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Blur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X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office:value-type="string">
            <text:p>Src Initial Line:</text:p>
          </table:table-cell>
          <table:table-cell table:number-columns-repeated="2"/>
        </table:table-row>
        <table:table-row table:style-name="ro2">
          <table:table-cell office:value-type="string">
            <text:p>Src Final Line:</text:p>
          </table:table-cell>
          <table:table-cell table:number-columns-repeated="2"/>
        </table:table-row>
        <table:table-row table:style-name="ro2">
          <table:table-cell office:value-type="string">
            <text:p>File:</text:p>
          </table:table-cell>
          <table:table-cell office:value-type="string">
            <text:p>BlurXFilter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Y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office:value-type="string">
            <text:p>Src Initial Line:</text:p>
          </table:table-cell>
          <table:table-cell table:number-columns-repeated="2"/>
        </table:table-row>
        <table:table-row table:style-name="ro3">
          <table:table-cell office:value-type="string">
            <text:p>Src Final Line:</text:p>
          </table:table-cell>
          <table:table-cell table:number-columns-repeated="2"/>
        </table:table-row>
        <table:table-row table:style-name="ro3">
          <table:table-cell office:value-type="string">
            <text:p>File:</text:p>
          </table:table-cell>
          <table:table-cell office:value-type="string">
            <text:p>BlurYFilt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ounds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in" draw:caption-point-x="-0.2402in" draw:caption-point-y="0.1701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Buff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Buff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cheData" table:style-name="ta1" table:print="false">
        <table:table-column table:style-name="co6" table:default-cell-style-name="ce2"/>
        <table:table-column table:style-name="co2" table:default-cell-style-name="Default"/>
        <table:table-column table:style-name="co7" table:default-cell-style-name="Default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3.5819in" svg:y="0.0047in" draw:caption-point-x="-0.2402in" draw:caption-point-y="0.1752in">
              <dc:creator>LS</dc:creator>
              <dc:date>2018-11-28T00:00:00</dc:date>
              <text:p text:style-name="P1"><text:span text:style-name="T1">CacheData-flow.js:1844:23-35: [class: DisplayObject]</text:span></text:p>
              <text:p text:style-name="P1"><text:span text:style-name="T1">CacheData-flow.js:1847:1-13: [class: DisplayObject]</text:span></text:p>
              <text:p text:style-name="P1"><text:span text:style-name="T1">CacheData-flow.js:1847:1-23: DisplayObject</text:span></text:p>
              <text:p text:style-name="P1"><text:span text:style-name="T1">CacheData-flow.js:1848:1-13: [class: DisplayObject]</text:span></text:p>
              <text:p text:style-name="P1"><text:span text:style-name="T1">CacheData-flow.js:1848:1-23: DisplayObject</text:span></text:p>
            </office:annotation>
            <text:p>5</text:p>
          </table:table-cell>
        </table:table-row>
        <table:table-row table:style-name="ro2">
          <table:table-cell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office:annotation draw:style-name="gr1" draw:text-style-name="P1" svg:width="1.1413in" svg:height="1.6343in" svg:x="3.5819in" svg:y="0.0201in" draw:caption-point-x="-0.2402in" draw:caption-point-y="0.3354in">
              <dc:creator>LS</dc:creator>
              <dc:date>2018-11-28T00:00:00</dc:date>
              <text:p text:style-name="P1"><text:span text:style-name="T1">CacheData-flow.js:1845:7-17: Matrix</text:span></text:p>
              <text:p text:style-name="P1"><text:span text:style-name="T1">CacheData-flow.js:1845:21-32: Matrix</text:span></text:p>
              <text:p text:style-name="P1"><text:span text:style-name="T1">CacheData-flow.js:1845:25-30: [class: Matrix]</text:span></text:p>
            </office:annotation>
            <text:p>3</text:p>
          </table:table-cell>
        </table:table-row>
        <table:table-row table:style-name="ro2">
          <table:table-cell office:value-type="string">
            <text:p>RenderTextur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office:value-type="string">
            <text:p>Sprit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844">
            <text:p>184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877">
            <text:p>187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cheData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Extract" table:style-name="ta1" table:print="false">
        <table:table-column table:style-name="co8" table:default-cell-style-name="ce2"/>
        <table:table-column table:style-name="co2" table:default-cell-style-name="Default"/>
        <table:table-column table:style-name="co9" table:default-cell-style-name="Default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Rectangle</text:p>
          </table:table-cell>
          <table:table-cell table:style-name="ce9"/>
          <table:table-cell table:style-name="ce9" office:value-type="float" office:value="19">
            <office:annotation draw:style-name="gr11" draw:text-style-name="P1" svg:width="1.1413in" svg:height="9.0988in" svg:x="3.9555in" svg:y="0in" draw:caption-point-x="-0.2402in" draw:caption-point-y="0.1799in">
              <dc:creator>LS</dc:creator>
              <dc:date>2018-11-29T00:00:00</dc:date>
              <text:p text:style-name="P1"><text:span text:style-name="T1">CanvasExtract-flow.js:718:7-15: Rectangle</text:span></text:p>
              <text:p text:style-name="P1"><text:span text:style-name="T1">CanvasExtract-flow.js:718:19-33: Rectangle</text:span></text:p>
              <text:p text:style-name="P1"><text:span text:style-name="T1">CanvasExtract-flow.js:718:23-31: [class: Rectangle]</text:span></text:p>
              <text:p text:style-name="P1"><text:span text:style-name="T1">CanvasExtract-flow.js:778:13-17: Rectangle</text:span></text:p>
              <text:p text:style-name="P1"><text:span text:style-name="T1">CanvasExtract-flow.js:803:13-29: Rectangle</text:span></text:p>
              <text:p text:style-name="P1"><text:span text:style-name="T1">CanvasExtract-flow.js:803:21-29: Rectangle</text:span></text:p>
              <text:p text:style-name="P1"><text:span text:style-name="T1">CanvasExtract-flow.js:804:13-17: Rectangle</text:span></text:p>
              <text:p text:style-name="P1"><text:span text:style-name="T1">CanvasExtract-flow.js:805:13-17: Rectangle</text:span></text:p>
              <text:p text:style-name="P1"><text:span text:style-name="T1">CanvasExtract-flow.js:808:23-27: Rectangle</text:span></text:p>
              <text:p text:style-name="P1"><text:span text:style-name="T1">CanvasExtract-flow.js:809:24-28: Rectangle</text:span></text:p>
              <text:p text:style-name="P1"><text:span text:style-name="T1">CanvasExtract-flow.js:812:49-53: Rectangle</text:span></text:p>
              <text:p text:style-name="P1"><text:span text:style-name="T1">CanvasExtract-flow.js:812:71-75: Rectangle</text:span></text:p>
              <text:p text:style-name="P1"><text:span text:style-name="T1">CanvasExtract-flow.js:833:13-17: Rectangle</text:span></text:p>
              <text:p text:style-name="P1"><text:span text:style-name="T1">CanvasExtract-flow.js:858:13-29: Rectangle</text:span></text:p>
              <text:p text:style-name="P1"><text:span text:style-name="T1">CanvasExtract-flow.js:858:21-29: Rectangle</text:span></text:p>
              <text:p text:style-name="P1"><text:span text:style-name="T1">CanvasExtract-flow.js:859:13-17: Rectangle</text:span></text:p>
              <text:p text:style-name="P1"><text:span text:style-name="T1">CanvasExtract-flow.js:860:13-17: Rectangle</text:span></text:p>
              <text:p text:style-name="P1"><text:span text:style-name="T1">CanvasExtract-flow.js:863:43-47: Rectangle</text:span></text:p>
              <text:p text:style-name="P1"><text:span text:style-name="T1">CanvasExtract-flow.js:863:69-73: Rectangle</text:span></text:p>
            </office:annotation>
            <text:p>19</text:p>
          </table:table-cell>
        </table:table-row>
        <table:table-row table:style-name="ro2">
          <table:table-cell office:value-type="string">
            <text:p>Render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9555in" svg:y="0in" draw:caption-point-x="-0.2402in" draw:caption-point-y="0.3555in">
              <dc:creator>LS</dc:creator>
              <dc:date>2018-11-29T00:00:00</dc:date>
              <text:p text:style-name="P1"><text:span text:style-name="T1">CanvasExtract-flow.js:783:35-47: [class: RenderTexture]</text:span></text:p>
              <text:p text:style-name="P1"><text:span text:style-name="T1">CanvasExtract-flow.js:838:35-47: [class: RenderTexture]</text:span></text:p>
            </office:annotation>
            <text:p>2</text:p>
          </table:table-cell>
        </table:table-row>
        <table:table-row table:style-name="ro2">
          <table:table-cell office:value-type="string">
            <text:p>CanvasRenderTarget</text:p>
          </table:table-cell>
          <table:table-cell table:style-name="ce9"/>
          <table:table-cell table:style-name="ce9" office:value-type="float" office:value="5">
            <office:annotation draw:style-name="gr13" draw:text-style-name="P1" svg:width="1.1413in" svg:height="3.8114in" svg:x="3.9555in" svg:y="0in" draw:caption-point-x="-0.2402in" draw:caption-point-y="0.5315in">
              <dc:creator>LS</dc:creator>
              <dc:date>2018-11-29T00:00:00</dc:date>
              <text:p text:style-name="P1"><text:span text:style-name="T1">CanvasExtract-flow.js:811:15-26: CanvasRenderTarget</text:span></text:p>
              <text:p text:style-name="P1"><text:span text:style-name="T1">CanvasExtract-flow.js:811:30-66: CanvasRenderTarget</text:span></text:p>
              <text:p text:style-name="P1"><text:span text:style-name="T1">CanvasExtract-flow.js:811:34-51: [class: CanvasRenderTarget]</text:span></text:p>
              <text:p text:style-name="P1"><text:span text:style-name="T1">CanvasExtract-flow.js:814:9-20: CanvasRenderTarget</text:span></text:p>
              <text:p text:style-name="P1"><text:span text:style-name="T1">CanvasExtract-flow.js:817:16-27: CanvasRenderTarget</text:span></text:p>
            </office:annotation>
            <text:p>5</text:p>
          </table:table-cell>
        </table:table-row>
        <table:table-row table:style-name="ro2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9555in" svg:y="0.1118in" draw:caption-point-x="-0.2402in" draw:caption-point-y="0.5953in">
              <dc:creator>LS</dc:creator>
              <dc:date>2018-11-29T00:00:00</dc:date>
              <text:p text:style-name="P1"><text:span text:style-name="T1">CanvasExtract-flow.js:877:1-14: [class: CanvasRenderer]</text:span></text:p>
            </office:annotation>
            <text:p>1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18">
            <text:p>71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878">
            <text:p>878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Extract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GraphicsRenderer" table:style-name="ta1" table:print="false">
        <table:table-column table:style-name="co10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1957in" svg:y="0.0217in" draw:caption-point-x="-0.2402in" draw:caption-point-y="0.1701in">
              <dc:creator>LS</dc:creator>
              <dc:date>2018-11-06T00:00:00</dc:date>
              <text:p text:style-name="P1"><text:span text:style-name="T1">CanvasGraphicsRenderer-flow.js:849:1-14: [class: CanvasRenderer]</text:span></text:p>
            </office:annotation>
            <text:p>1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850">
            <text:p>850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Graphics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Mask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73">
            <text:p>173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>
          <table:table-cell table:number-columns-repeated="3"/>
        </table:table-row>
      </table:table>
      <table:table table:name="CanvasPrepare" table:style-name="ta1" table:print="false">
        <table:table-column table:style-name="co11" table:default-cell-style-name="ce2"/>
        <table:table-column table:style-name="co2" table:number-columns-repeated="2" table:default-cell-style-name="Default"/>
        <table:table-row table:style-name="ro6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6">
          <table:table-cell office:value-type="string">
            <text:p>Container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in" draw:caption-point-x="-0.2402in" draw:caption-point-y="0.1874in">
              <dc:creator>LS</dc:creator>
              <dc:date>2018-12-01T00:00:00</dc:date>
              <text:p text:style-name="P1"><text:span text:style-name="T1">CanvasPrepare-flow.js:2282:29-37: [class: Container]</text:span></text:p>
            </office:annotation>
            <text:p>1</text:p>
          </table:table-cell>
        </table:table-row>
        <table:table-row table:style-name="ro6">
          <table:table-cell office:value-type="string">
            <text:p>Base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2035in" svg:y="0in" draw:caption-point-x="-0.2402in" draw:caption-point-y="0.3709in">
              <dc:creator>LS</dc:creator>
              <dc:date>2018-12-01T00:00:00</dc:date>
              <text:p text:style-name="P1"><text:span text:style-name="T1">CanvasPrepare-flow.js:2334:25-35: [class: BaseTexture]</text:span></text:p>
              <text:p text:style-name="P1"><text:span text:style-name="T1">CanvasPrepare-flow.js:2365:25-35: [class: BaseTexture]</text:span></text:p>
            </office:annotation>
            <text:p>2</text:p>
          </table:table-cell>
        </table:table-row>
        <table:table-row table:style-name="ro6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2035in" svg:y="0in" draw:caption-point-x="-0.2402in" draw:caption-point-y="0.5543in">
              <dc:creator>LS</dc:creator>
              <dc:date>2018-12-01T00:00:00</dc:date>
              <text:p text:style-name="P1"><text:span text:style-name="T1">CanvasPrepare-flow.js:2389:1-14: [class: CanvasRenderer]</text:span></text:p>
            </office:annotation>
            <text:p>1</text:p>
          </table:table-cell>
        </table:table-row>
        <table:table-row table:style-name="ro6">
          <table:table-cell office:value-type="string">
            <text:p>Texture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.1425in" draw:caption-point-x="-0.2402in" draw:caption-point-y="0.5949in">
              <dc:creator>LS</dc:creator>
              <dc:date>2018-12-01T00:00:00</dc:date>
              <text:p text:style-name="P1"><text:span text:style-name="T1">CanvasPrepare-flow.js:2374:56-62: [class: Texture]</text:span></text:p>
            </office:annotation>
            <text:p>1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2073">
            <text:p>2073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2390">
            <text:p>2390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anvasPrepare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Renderer" table:style-name="ta1" table:print="false">
        <table:table-column table:style-name="co1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CanvasMaskManager</text:p>
          </table:table-cell>
          <table:table-cell table:style-name="ce9" office:value-type="float" office:value="1">
            <office:annotation draw:style-name="gr14" draw:text-style-name="P1" svg:width="1.1413in" svg:height="0.8567in" svg:x="2.2362in" svg:y="0.0213in" draw:caption-point-x="-0.2402in" draw:caption-point-y="0.1705in">
              <dc:creator>LS</dc:creator>
              <dc:date>2018-09-04T00:00:00</dc:date>
              <text:p text:style-name="P1"><text:span text:style-name="T1">CanvasRenderer-flow.js:795:32-48: [class: CanvasMaskManager]</text:span></text:p>
            </office:annotation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0" draw:text-style-name="P1" svg:width="1.1413in" svg:height="3.1894in" svg:x="3.1252in" svg:y="0.0425in" draw:caption-point-x="-0.2402in" draw:caption-point-y="0.3366in">
              <dc:creator>LS</dc:creator>
              <dc:date>2018-09-04T00:00:00</dc:date>
              <text:p text:style-name="P1"><text:span text:style-name="T1">CanvasRenderer-flow.js:863:57-74: [class: CanvasRenderTarget]</text:span></text:p>
              <text:p text:style-name="P1"><text:span text:style-name="T1">CanvasRenderer-flow.js:868:40-72: CanvasRenderTarget</text:span></text:p>
              <text:p text:style-name="P1"><text:span text:style-name="T1">CanvasRenderer-flow.js:872:28-60: CanvasRenderTarget</text:span></text:p>
              <text:p text:style-name="P1"><text:span text:style-name="T1">CanvasRenderer-flow.js:873:31-63: CanvasRenderTarget</text:span></text:p>
            </office:annotation>
            <text:p>4</text:p>
          </table:table-cell>
        </table:table-row>
        <table:table-row table:style-name="ro1">
          <table:table-cell table:style-name="ce10" office:value-type="string">
            <text:p>SystemRender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anvas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SpriteRenderer" table:style-name="ta1" table:print="false">
        <table:table-column table:style-name="co11" table:default-cell-style-name="ce1"/>
        <table:table-column table:style-name="co2" table:default-cell-style-name="Default"/>
        <table:table-column table:style-name="co9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6961in" svg:y="0in" draw:caption-point-x="-0.2402in" draw:caption-point-y="0.1799in">
              <dc:creator>LS</dc:creator>
              <dc:date>2018-12-01T00:00:00</dc:date>
              <text:p text:style-name="P1"><text:span text:style-name="T1">CanvasSpriteRenderer-flow.js:916:1-14: [class: CanvasRenderer]</text:span></text:p>
            </office:annotation>
            <text:p>1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/>
          <table:table-cell table:style-name="ce9" office:value-type="float" office:value="20">
            <office:annotation draw:style-name="gr15" draw:text-style-name="P1" svg:width="1.1413in" svg:height="12.6756in" svg:x="3.6961in" svg:y="0in" draw:caption-point-x="-0.2402in" draw:caption-point-y="0.3555in">
              <dc:creator>LS</dc:creator>
              <dc:date>2018-12-01T00:00:00</dc:date>
              <text:p text:style-name="P1"><text:span text:style-name="T1">CanvasSpriteRenderer-flow.js:758:7-32: Matrix</text:span></text:p>
              <text:p text:style-name="P1"><text:span text:style-name="T1">CanvasSpriteRenderer-flow.js:758:36-47: Matrix</text:span></text:p>
              <text:p text:style-name="P1"><text:span text:style-name="T1">CanvasSpriteRenderer-flow.js:758:40-45: [class: Matrix]</text:span></text:p>
              <text:p text:style-name="P1"><text:span text:style-name="T1">CanvasSpriteRenderer-flow.js:790:13-14: Matrix</text:span></text:p>
              <text:p text:style-name="P1"><text:span text:style-name="T1">CanvasSpriteRenderer-flow.js:827:25-50: Matrix</text:span></text:p>
              <text:p text:style-name="P1"><text:span text:style-name="T1">CanvasSpriteRenderer-flow.js:828:17-47: Matrix</text:span></text:p>
              <text:p text:style-name="P1"><text:span text:style-name="T1">CanvasSpriteRenderer-flow.js:828:22-47: Matrix</text:span></text:p>
              <text:p text:style-name="P1"><text:span text:style-name="T1">CanvasSpriteRenderer-flow.js:829:49-50: Matrix</text:span></text:p>
              <text:p text:style-name="P1"><text:span text:style-name="T1">CanvasSpriteRenderer-flow.js:842:21-22: Matrix</text:span></text:p>
              <text:p text:style-name="P1"><text:span text:style-name="T1">CanvasSpriteRenderer-flow.js:843:21-22: Matrix</text:span></text:p>
              <text:p text:style-name="P1"><text:span text:style-name="T1">CanvasSpriteRenderer-flow.js:844:21-22: Matrix</text:span></text:p>
              <text:p text:style-name="P1"><text:span text:style-name="T1">CanvasSpriteRenderer-flow.js:845:21-22: Matrix</text:span></text:p>
              <text:p text:style-name="P1"><text:span text:style-name="T1">CanvasSpriteRenderer-flow.js:846:22-23: Matrix</text:span></text:p>
              <text:p text:style-name="P1"><text:span text:style-name="T1">CanvasSpriteRenderer-flow.js:847:22-23: Matrix</text:span></text:p>
              <text:p text:style-name="P1"><text:span text:style-name="T1">CanvasSpriteRenderer-flow.js:856:21-22: Matrix</text:span></text:p>
              <text:p text:style-name="P1"><text:span text:style-name="T1">CanvasSpriteRenderer-flow.js:857:21-22: Matrix</text:span></text:p>
              <text:p text:style-name="P1"><text:span text:style-name="T1">CanvasSpriteRenderer-flow.js:858:21-22: Matrix</text:span></text:p>
              <text:p text:style-name="P1"><text:span text:style-name="T1">CanvasSpriteRenderer-flow.js:859:21-22: Matrix</text:span></text:p>
              <text:p text:style-name="P1"><text:span text:style-name="T1">CanvasSpriteRenderer-flow.js:860:21-22: Matrix</text:span></text:p>
              <text:p text:style-name="P1"><text:span text:style-name="T1">CanvasSpriteRenderer-flow.js:861:21-22: Matrix</text:span></text:p>
            </office:annotation>
            <text:p>20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58">
            <text:p>75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17">
            <text:p>91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Sprite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lorMatrixFilter" table:style-name="ta1" table:print="false">
        <table:table-column table:style-name="co13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olorMatrix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ontainer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3" office:value-type="string">
            <text:p>DisplayObject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isplacement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57:9-36: Matrix</text:span></text:p>
            </office:annotation>
            <text:p>1</text:p>
          </table:table-cell>
          <table:table-cell table:style-name="ce9" office:value-type="float" office:value="5">
            <office:annotation draw:style-name="gr16" draw:text-style-name="P1" svg:width="1.1413in" svg:height="3.3449in" svg:x="2.9031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45:15-24: Matrix</text:span></text:p>
              <text:p text:style-name="P1"><text:span text:style-name="T1">DisplacementFilter-flow.js:745:28-39: Matrix</text:span></text:p>
              <text:p text:style-name="P1"><text:span text:style-name="T1">DisplacementFilter-flow.js:745:32-37: [class: Matrix]</text:span></text:p>
              <text:p text:style-name="P1"><text:span text:style-name="T1">DisplacementFilter-flow.js:757:27-36: Matrix</text:span></text:p>
              <text:p text:style-name="P1"><text:span text:style-name="T1">DisplacementFilter-flow.js:760:38-47: Matrix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9-44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22-44: Point</text:span></text:p>
              <text:p text:style-name="P1"><text:span text:style-name="T1">DisplacementFilter-flow.js:768:26-30: [class: Point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37">
            <text:p>73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811">
            <text:p>811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Displacement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DisplayObjec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TransformStatic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1">
          <table:table-cell table:style-name="ce2" office:value-type="string">
            <text:p>Transform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1">
          <table:table-cell table:style-name="ce2" office:value-type="string">
            <text:p>Bounds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1583in" draw:caption-point-x="-0.2402in" draw:caption-point-y="0.5957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9" office:value-type="float" office:value="12">
            <office:annotation draw:style-name="gr18" draw:text-style-name="P1" svg:width="1.1413in" svg:height="6.1441in" svg:x="3.711in" svg:y="0.1587in" draw:caption-point-x="-0.2402in" draw:caption-point-y="0.5953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1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2811in" svg:y="0.3457in" draw:caption-point-x="-0.2402in" draw:caption-point-y="0.5961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llip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114in" draw:caption-point-x="-0.2402in" draw:caption-point-y="0.1803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.0535in" draw:caption-point-x="-0.2402in" draw:caption-point-y="0.3256in">
              <dc:creator>LS</dc:creator>
              <dc:date>2018-09-13T00:00:00</dc:date>
              <text:p text:style-name="P1"><text:span text:style-name="T1">FilterManager-flow.js:1390:54-103: RenderTarget</text:span></text:p>
              <text:p text:style-name="P1"><text:span text:style-name="T1">FilterManager-flow.js:1390:58-69: [class: RenderTarget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Quad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9-65: Quad</text:span></text:p>
            </office:annotation>
            <text:p>1</text:p>
          </table:table-cell>
          <table:table-cell table:style-name="ce9" office:value-type="float" office:value="2">
            <office:annotation draw:style-name="gr2" draw:text-style-name="P1" svg:width="1.1413in" svg:height="1.0122in" svg:x="2.9031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21-65: Quad</text:span></text:p>
              <text:p text:style-name="P1"><text:span text:style-name="T1">FilterManager-flow.js:930:25-28: [class: Quad]</text:span></text:p>
            </office:annotation>
            <text:p>2</text:p>
          </table:table-cell>
        </table:table-row>
        <table:table-row table:style-name="ro1">
          <table:table-cell table:style-name="ce7" office:value-type="string">
            <text:p>FilterStat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office:annotation draw:style-name="gr19" draw:text-style-name="P1" svg:width="1.1413in" svg:height="22.4728in" svg:x="2.9031in" svg:y="0.1469in" draw:caption-point-x="-0.2402in" draw:caption-point-y="0.5957in">
              <dc:creator>LS</dc:creator>
              <dc:date>2018-09-13T00:00:00</dc:date>
              <text:p text:style-name="P1"><text:span text:style-name="T1">FilterManager-flow.js:949:13-22: {index: number, stack: [FilterState]}</text:span></text:p>
              <text:p text:style-name="P1"><text:span text:style-name="T1">FilterManager-flow.js:956:19-29: FilterState</text:span></text:p>
              <text:p text:style-name="P1"><text:span text:style-name="T1">FilterManager-flow.js:956:33-49: FilterState</text:span></text:p>
              <text:p text:style-name="P1"><text:span text:style-name="T1">FilterManager-flow.js:956:37-47: [class: FilterState]</text:span></text:p>
              <text:p text:style-name="P1"><text:span text:style-name="T1">FilterManager-flow.js:958:13-23: FilterState</text:span></text:p>
              <text:p text:style-name="P1"><text:span text:style-name="T1">FilterManager-flow.js:958:39-49: FilterState</text:span></text:p>
              <text:p text:style-name="P1"><text:span text:style-name="T1">FilterManager-flow.js:959:13-23: FilterState</text:span></text:p>
              <text:p text:style-name="P1"><text:span text:style-name="T1">FilterManager-flow.js:961:13,964:13: {index: number, stack: [FilterState]}</text:span></text:p>
              <text:p text:style-name="P1"><text:span text:style-name="T1">FilterManager-flow.js:961:60,964:13: {index: number, stack: [FilterState]}</text:span></text:p>
              <text:p text:style-name="P1"><text:span text:style-name="T1">FilterManager-flow.js:961:73,964:13: {index: number, stack: [FilterState]}</text:span></text:p>
              <text:p text:style-name="P1"><text:span text:style-name="T1">FilterManager-flow.js:963:24-36: [FilterState]</text:span></text:p>
              <text:p text:style-name="P1"><text:span text:style-name="T1">FilterManager-flow.js:963:25-35: FilterState</text:span></text:p>
              <text:p text:style-name="P1"><text:span text:style-name="T1">FilterManager-flow.js:966:13-40: {index: number, stack: [FilterState]}</text:span></text:p>
              <text:p text:style-name="P1"><text:span text:style-name="T1">FilterManager-flow.js:966:31-40: {index: number, stack: [FilterState]}</text:span></text:p>
              <text:p text:style-name="P1"><text:span text:style-name="T1">FilterManager-flow.js:970:13-24: FilterState</text:span></text:p>
              <text:p text:style-name="P1"><text:span text:style-name="T1">FilterManager-flow.js:970:28-37: {index: number, stack: [FilterState]}</text:span></text:p>
              <text:p text:style-name="P1"><text:span text:style-name="T1">FilterManager-flow.js:970:28-43: [FilterState]</text:span></text:p>
              <text:p text:style-name="P1"><text:span text:style-name="T1">FilterManager-flow.js:970:28-63: FilterState</text:span></text:p>
              <text:p text:style-name="P1"><text:span text:style-name="T1">FilterManager-flow.js:970:47-56: {index: number, stack: [FilterState]}</text:span></text:p>
              <text:p text:style-name="P1"><text:span text:style-name="T1">FilterManager-flow.js:972:14-25: FilterState</text:span></text:p>
              <text:p text:style-name="P1"><text:span text:style-name="T1">FilterManager-flow.js:974:13-81: FilterState</text:span></text:p>
              <text:p text:style-name="P1"><text:span text:style-name="T1">FilterManager-flow.js:974:28-37: {index: number, stack: [FilterState]}</text:span></text:p>
              <text:p text:style-name="P1"><text:span text:style-name="T1">FilterManager-flow.js:974:28-43: [FilterState]</text:span></text:p>
              <text:p text:style-name="P1"><text:span text:style-name="T1">FilterManager-flow.js:974:28-81: FilterState</text:span></text:p>
              <text:p text:style-name="P1"><text:span text:style-name="T1">FilterManager-flow.js:974:45-54: {index: number, stack: [FilterState]}</text:span></text:p>
              <text:p text:style-name="P1"><text:span text:style-name="T1">FilterManager-flow.js:974:65-81: FilterState</text:span></text:p>
              <text:p text:style-name="P1"><text:span text:style-name="T1">FilterManager-flow.js:974:69-79: [class: FilterState]</text:span></text:p>
              <text:p text:style-name="P1"><text:span text:style-name="T1">FilterManager-flow.js:981:29-40: FilterState</text:span></text:p>
              <text:p text:style-name="P1"><text:span text:style-name="T1">FilterManager-flow.js:982:34-45: FilterState</text:span></text:p>
              <text:p text:style-name="P1"><text:span text:style-name="T1">FilterManager-flow.js:989:13-22: {index: number, stack: [FilterState]}</text:span></text:p>
              <text:p text:style-name="P1"><text:span text:style-name="T1">FilterManager-flow.js:989:13-28: [FilterState]</text:span></text:p>
              <text:p text:style-name="P1"><text:span text:style-name="T1">FilterManager-flow.js:989:13-31: FilterState</text:span></text:p>
              <text:p text:style-name="P1"><text:span text:style-name="T1">FilterManager-flow.js:996:29-38: {index: number, stack: [FilterState]}</text:span></text:p>
              <text:p text:style-name="P1"><text:span text:style-name="T1">FilterManager-flow.js:996:29-44: [FilterState]</text:span></text:p>
              <text:p text:style-name="P1"><text:span text:style-name="T1">FilterManager-flow.js:996:29-47: FilterState</text:span></text:p>
              <text:p text:style-name="P1"><text:span text:style-name="T1">FilterManager-flow.js:1011:9-20: FilterState</text:span></text:p>
              <text:p text:style-name="P1"><text:span text:style-name="T1">FilterManager-flow.js:1012:9-20: FilterState</text:span></text:p>
              <text:p text:style-name="P1"><text:span text:style-name="T1">FilterManager-flow.js:1013:9-20: FilterState</text:span></text:p>
              <text:p text:style-name="P1"><text:span text:style-name="T1">FilterManager-flow.js:1014:9-20: FilterState</text:span></text:p>
              <text:p text:style-name="P1"><text:span text:style-name="T1"/></text:p>
            </office:annotation>
            <text:p>39</text:p>
          </table:table-cell>
        </table:table-row>
        <table:table-row table:style-name="ro2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919">
            <text:p>91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436">
            <text:p>143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9-42: Rectangle</text:span></text:p>
              <text:p text:style-name="P1"><text:span text:style-name="T1">FilterManager-flow.js:907:9-47: Rectangle</text:span></text:p>
            </office:annotation>
            <text:p>2</text:p>
          </table:table-cell>
          <table:table-cell table:style-name="ce9" office:value-type="float" office:value="4">
            <office:annotation draw:style-name="gr20" draw:text-style-name="P1" svg:width="1.1413in" svg:height="2.4118in" svg:x="2.9031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28-42: Rectangle</text:span></text:p>
              <text:p text:style-name="P1"><text:span text:style-name="T1">FilterManager-flow.js:906:32-40: [class: Rectangle]</text:span></text:p>
              <text:p text:style-name="P1"><text:span text:style-name="T1">FilterManager-flow.js:907:33-47: Rectangle</text:span></text:p>
              <text:p text:style-name="P1"><text:span text:style-name="T1">FilterManager-flow.js:907:37-45: [class: Rectangle]</text:span></text:p>
              <text:p text:style-name="P1"><text:span text:style-name="T1"/></text:p>
            </office:annotation>
            <text:p>4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898">
            <text:p>898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913">
            <text:p>913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XAA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FXAA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" table:style-name="ta1" table:print="false">
        <table:table-column table:style-name="co14" table:default-cell-style-name="ce2"/>
        <table:table-column table:style-name="co2" table:number-columns-repeated="2" table:default-cell-style-name="ce9"/>
        <table:table-row table:style-name="ro1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office:value-type="string">
            <text:p>RenderTexture</text:p>
          </table:table-cell>
          <table:table-cell/>
          <table:table-cell office:value-type="float" office:value="8">
            <office:annotation draw:style-name="gr21" draw:text-style-name="P1" svg:width="1.1413in" svg:height="5.0555in" svg:x="3.3319in" svg:y="0.0272in" draw:caption-point-x="-0.2402in" draw:caption-point-y="0.1646in">
              <dc:creator>LS</dc:creator>
              <dc:date>2018-11-10T00:00:00</dc:date>
              <text:p text:style-name="P1"><text:span text:style-name="T1">Graphics-flow.js:5075:17-71: RenderTexture</text:span></text:p>
              <text:p text:style-name="P1"><text:span text:style-name="T1">Graphics-flow.js:5075:44-56: [class: RenderTexture]</text:span></text:p>
              <text:p text:style-name="P1"><text:span text:style-name="T1">Graphics-flow.js:5075:44-71: RenderTexture</text:span></text:p>
              <text:p text:style-name="P1"><text:span text:style-name="T1">Graphics-flow.js:5351:15-26: RenderTexture</text:span></text:p>
              <text:p text:style-name="P1"><text:span text:style-name="T1">Graphics-flow.js:5351:30-42: [class: RenderTexture]</text:span></text:p>
              <text:p text:style-name="P1"><text:span text:style-name="T1">Graphics-flow.js:5351:30-101: RenderTexture</text:span></text:p>
              <text:p text:style-name="P1"><text:span text:style-name="T1">Graphics-flow.js:5361:37-48: RenderTexture</text:span></text:p>
              <text:p text:style-name="P1"><text:span text:style-name="T1">Graphics-flow.js:5363:44-55: RenderTexture</text:span></text:p>
            </office:annotation>
            <text:p>8</text:p>
          </table:table-cell>
        </table:table-row>
        <table:table-row table:style-name="ro1">
          <table:table-cell office:value-type="string">
            <text:p>Texture</text:p>
          </table:table-cell>
          <table:table-cell office:value-type="float" office:value="1">
            <office:annotation draw:style-name="gr4" draw:text-style-name="P1" svg:width="1.1413in" svg:height="0.5457in" svg:x="2.4429in" svg:y="0.0437in" draw:caption-point-x="-0.2402in" draw:caption-point-y="0.3354in">
              <dc:creator>LS</dc:creator>
              <dc:date>2018-11-10T00:00:00</dc:date>
              <text:p text:style-name="P1"><text:span text:style-name="T1">Graphics-flow.js:5090:43-66: Texture</text:span></text:p>
            </office:annotation>
            <text:p>1</text:p>
          </table:table-cell>
          <table:table-cell office:value-type="float" office:value="9">
            <office:annotation draw:style-name="gr22" draw:text-style-name="P1" svg:width="1.1413in" svg:height="4.589in" svg:x="3.3319in" svg:y="0.0437in" draw:caption-point-x="-0.2402in" draw:caption-point-y="0.3354in">
              <dc:creator>LS</dc:creator>
              <dc:date>2018-11-10T00:00:00</dc:date>
              <text:p text:style-name="P1"><text:span text:style-name="T1">Graphics-flow.js:5087:17-69: Texture</text:span></text:p>
              <text:p text:style-name="P1"><text:span text:style-name="T1">Graphics-flow.js:5087:44-50: [class: Texture]</text:span></text:p>
              <text:p text:style-name="P1"><text:span text:style-name="T1">Graphics-flow.js:5087:44-69: Texture</text:span></text:p>
              <text:p text:style-name="P1"><text:span text:style-name="T1">Graphics-flow.js:5363:15-21: Texture</text:span></text:p>
              <text:p text:style-name="P1"><text:span text:style-name="T1">Graphics-flow.js:5363:25-31: [class: Texture]</text:span></text:p>
              <text:p text:style-name="P1"><text:span text:style-name="T1">Graphics-flow.js:5363:25-106: Texture</text:span></text:p>
              <text:p text:style-name="P1"><text:span text:style-name="T1">Graphics-flow.js:5365:9-15: Texture</text:span></text:p>
              <text:p text:style-name="P1"><text:span text:style-name="T1">Graphics-flow.js:5366:9-15: Texture</text:span></text:p>
              <text:p text:style-name="P1"><text:span text:style-name="T1">Graphics-flow.js:5368:16-22: Texture</text:span></text:p>
            </office:annotation>
            <text:p>9</text:p>
          </table:table-cell>
        </table:table-row>
        <table:table-row table:style-name="ro2">
          <table:table-cell office:value-type="string">
            <text:p>GraphicsData</text:p>
          </table:table-cell>
          <table:table-cell office:value-type="float" office:value="1">
            <office:annotation draw:style-name="gr6" draw:text-style-name="P1" svg:width="1.1413in" svg:height="0.7012in" svg:x="2.4429in" svg:y="0.0602in" draw:caption-point-x="-0.2402in" draw:caption-point-y="0.5063in">
              <dc:creator>LS</dc:creator>
              <dc:date>2018-11-10T00:00:00</dc:date>
              <text:p text:style-name="P1"><text:span text:style-name="T1">Graphics-flow.js:5327:32-35: GraphicsData</text:span></text:p>
            </office:annotation>
            <text:p>1</text:p>
          </table:table-cell>
          <table:table-cell office:value-type="float" office:value="4">
            <office:annotation draw:style-name="gr23" draw:text-style-name="P1" svg:width="1.1413in" svg:height="2.5673in" svg:x="3.3319in" svg:y="0.0602in" draw:caption-point-x="-0.2402in" draw:caption-point-y="0.5063in">
              <dc:creator>LS</dc:creator>
              <dc:date>2018-11-10T00:00:00</dc:date>
              <text:p text:style-name="P1"><text:span text:style-name="T1">Graphics-flow.js:5317:15-18: GraphicsData</text:span></text:p>
              <text:p text:style-name="P1"><text:span text:style-name="T1">Graphics-flow.js:5317:22,5325:9: GraphicsData</text:span></text:p>
              <text:p text:style-name="P1"><text:span text:style-name="T1">Graphics-flow.js:5317:26-37: [class: GraphicsData]</text:span></text:p>
              <text:p text:style-name="P1"><text:span text:style-name="T1">Graphics-flow.js:5329:13-16: GraphicsData</text:span></text:p>
            </office:annotation>
            <text:p>4</text:p>
          </table:table-cell>
        </table:table-row>
        <table:table-row table:style-name="ro2">
          <table:table-cell office:value-type="string">
            <text:p>Sprite</text:p>
          </table:table-cell>
          <table:table-cell office:value-type="float" office:value="1">
            <office:annotation draw:style-name="gr4" draw:text-style-name="P1" svg:width="1.1413in" svg:height="0.5457in" svg:x="2.442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13-67: Sprite</text:span></text:p>
            </office:annotation>
            <text:p>1</text:p>
          </table:table-cell>
          <table:table-cell office:value-type="float" office:value="7">
            <office:annotation draw:style-name="gr24" draw:text-style-name="P1" svg:width="1.1413in" svg:height="3.5004in" svg:x="3.331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32-67: Sprite</text:span></text:p>
              <text:p text:style-name="P1"><text:span text:style-name="T1">Graphics-flow.js:5090:36-41: [class: Sprite]</text:span></text:p>
              <text:p text:style-name="P1"><text:span text:style-name="T1">Graphics-flow.js:5094:13-28: Sprite</text:span></text:p>
              <text:p text:style-name="P1"><text:span text:style-name="T1">Graphics-flow.js:5110:9-24: Sprite</text:span></text:p>
              <text:p text:style-name="P1"><text:span text:style-name="T1">Graphics-flow.js:5111:9-24: Sprite</text:span></text:p>
              <text:p text:style-name="P1"><text:span text:style-name="T1">Graphics-flow.js:5116:9-24: Sprite</text:span></text:p>
              <text:p text:style-name="P1"><text:span text:style-name="T1">Graphics-flow.js:5118:9-24: Sprite</text:span></text:p>
            </office:annotation>
            <text:p>7</text:p>
          </table:table-cell>
        </table:table-row>
        <table:table-row table:style-name="ro2">
          <table:table-cell office:value-type="string">
            <text:p>Matrix</text:p>
          </table:table-cell>
          <table:table-cell/>
          <table:table-cell office:value-type="float" office:value="6">
            <office:annotation draw:style-name="gr25" draw:text-style-name="P1" svg:width="1.1413in" svg:height="3.0339in" svg:x="3.3319in" svg:y="0.3228in" draw:caption-point-x="-0.2402in" draw:caption-point-y="0.5953in">
              <dc:creator>LS</dc:creator>
              <dc:date>2018-11-10T00:00:00</dc:date>
              <text:p text:style-name="P1"><text:span text:style-name="T1">Graphics-flow.js:4344:7-16: Matrix</text:span></text:p>
              <text:p text:style-name="P1"><text:span text:style-name="T1">Graphics-flow.js:4344:20-31: Matrix</text:span></text:p>
              <text:p text:style-name="P1"><text:span text:style-name="T1">Graphics-flow.js:4344:24-29: [class: Matrix]</text:span></text:p>
              <text:p text:style-name="P1"><text:span text:style-name="T1">Graphics-flow.js:5358:9-18: Matrix</text:span></text:p>
              <text:p text:style-name="P1"><text:span text:style-name="T1">Graphics-flow.js:5359:9-18: Matrix</text:span></text:p>
              <text:p text:style-name="P1"><text:span text:style-name="T1">Graphics-flow.js:5361:58-67: Matrix</text:span></text:p>
            </office:annotation>
            <text:p>6</text:p>
          </table:table-cell>
        </table:table-row>
        <table:table-row table:style-name="ro2">
          <table:table-cell office:value-type="string">
            <text:p>Point</text:p>
          </table:table-cell>
          <table:table-cell/>
          <table:table-cell office:value-type="float" office:value="5">
            <office:annotation draw:style-name="gr20" draw:text-style-name="P1" svg:width="1.1413in" svg:height="2.4118in" svg:x="3.3319in" svg:y="0.4984in" draw:caption-point-x="-0.2402in" draw:caption-point-y="0.5953in">
              <dc:creator>LS</dc:creator>
              <dc:date>2018-11-10T00:00:00</dc:date>
              <text:p text:style-name="P1"><text:span text:style-name="T1">Graphics-flow.js:4345:19-29: Point</text:span></text:p>
              <text:p text:style-name="P1"><text:span text:style-name="T1">Graphics-flow.js:4345:23-27: [class: Point]</text:span></text:p>
              <text:p text:style-name="P1"><text:span text:style-name="T1">Graphics-flow.js:5169:49-57: Point</text:span></text:p>
              <text:p text:style-name="P1"><text:span text:style-name="T1">Graphics-flow.js:5185:41-49: Point</text:span></text:p>
              <text:p text:style-name="P1"><text:span text:style-name="T1">Graphics-flow.js:5185:54-62: Point</text:span></text:p>
            </office:annotation>
            <text:p>5</text:p>
          </table:table-cell>
        </table:table-row>
        <table:table-row table:style-name="ro1">
          <table:table-cell office:value-type="string">
            <text:p>Rectangl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0.6744in" draw:caption-point-x="-0.2402in" draw:caption-point-y="0.5953in">
              <dc:creator>LS</dc:creator>
              <dc:date>2018-11-10T00:00:00</dc:date>
              <text:p text:style-name="P1"><text:span text:style-name="T1">Graphics-flow.js:4908:24-57: Rectangle</text:span></text:p>
              <text:p text:style-name="P1"><text:span text:style-name="T1">Graphics-flow.js:4908:28-36: [class: 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1">
          <table:table-cell office:value-type="string">
            <text:p>RoundedRectangle</text:p>
          </table:table-cell>
          <table:table-cell/>
          <table:table-cell office:value-type="float" office:value="4">
            <office:annotation draw:style-name="gr13" draw:text-style-name="P1" svg:width="1.1413in" svg:height="3.8114in" svg:x="3.3319in" svg:y="0.8618in" draw:caption-point-x="-0.2402in" draw:caption-point-y="0.5953in">
              <dc:creator>LS</dc:creator>
              <dc:date>2018-11-10T00:00:00</dc:date>
              <text:p text:style-name="P1"><text:span text:style-name="T1">Graphics-flow.js:4924:24-72: RoundedRectangle</text:span></text:p>
              <text:p text:style-name="P1"><text:span text:style-name="T1">Graphics-flow.js:4924:28-43: [class: Rounded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1">
          <table:table-cell office:value-type="string">
            <text:p>Ellips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1.0492in" draw:caption-point-x="-0.2402in" draw:caption-point-y="0.5953in">
              <dc:creator>LS</dc:creator>
              <dc:date>2018-11-10T00:00:00</dc:date>
              <text:p text:style-name="P1"><text:span text:style-name="T1">Graphics-flow.js:4955:24-55: Ellipse</text:span></text:p>
              <text:p text:style-name="P1"><text:span text:style-name="T1">Graphics-flow.js:4955:28-34: [class: Ellips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1">
          <table:table-cell office:value-type="string">
            <text:p>Polygon</text:p>
          </table:table-cell>
          <table:table-cell/>
          <table:table-cell office:value-type="float" office:value="18">
            <office:annotation draw:style-name="gr26" draw:text-style-name="P1" svg:width="1.1413in" svg:height="10.3429in" svg:x="3.3319in" svg:y="1.2366in" draw:caption-point-x="-0.2402in" draw:caption-point-y="0.5953in">
              <dc:creator>LS</dc:creator>
              <dc:date>2018-11-10T00:00:00</dc:date>
              <text:p text:style-name="P1"><text:span text:style-name="T1">Graphics-flow.js:4564:23-27: Polygon</text:span></text:p>
              <text:p text:style-name="P1"><text:span text:style-name="T1">Graphics-flow.js:4564:31-82: Polygon</text:span></text:p>
              <text:p text:style-name="P1"><text:span text:style-name="T1">Graphics-flow.js:4564:35-41: [class: Polygon]</text:span></text:p>
              <text:p text:style-name="P1"><text:span text:style-name="T1">Graphics-flow.js:4566:17-21: Polygon</text:span></text:p>
              <text:p text:style-name="P1"><text:span text:style-name="T1">Graphics-flow.js:4568:32-36: Polygon</text:span></text:p>
              <text:p text:style-name="P1"><text:span text:style-name="T1">Graphics-flow.js:4591:15-19: Polygon</text:span></text:p>
              <text:p text:style-name="P1"><text:span text:style-name="T1">Graphics-flow.js:4591:23-41: Polygon</text:span></text:p>
              <text:p text:style-name="P1"><text:span text:style-name="T1">Graphics-flow.js:4591:27-33: [class: Polygon]</text:span></text:p>
              <text:p text:style-name="P1"><text:span text:style-name="T1">Graphics-flow.js:4593:9-13: Polygon</text:span></text:p>
              <text:p text:style-name="P1"><text:span text:style-name="T1">Graphics-flow.js:4594:24-28: Polygon</text:span></text:p>
              <text:p text:style-name="P1"><text:span text:style-name="T1">Graphics-flow.js:4974:31-37: [class: Polygon]</text:span></text:p>
              <text:p text:style-name="P1"><text:span text:style-name="T1">Graphics-flow.js:4992:15-19: Polygon</text:span></text:p>
              <text:p text:style-name="P1"><text:span text:style-name="T1">Graphics-flow.js:4992:23-41: Polygon</text:span></text:p>
              <text:p text:style-name="P1"><text:span text:style-name="T1">Graphics-flow.js:4992:27-33: [class: Polygon]</text:span></text:p>
              <text:p text:style-name="P1"><text:span text:style-name="T1">Graphics-flow.js:4994:9-13: Polygon</text:span></text:p>
              <text:p text:style-name="P1"><text:span text:style-name="T1">Graphics-flow.js:4996:24-28: Polygon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18</text:p>
          </table:table-cell>
        </table:table-row>
        <table:table-row table:style-name="ro2">
          <table:table-cell office:value-type="string">
            <text:p>Circle</text:p>
          </table:table-cell>
          <table:table-cell/>
          <table:table-cell office:value-type="float" office:value="4">
            <office:annotation draw:style-name="gr10" draw:text-style-name="P1" svg:width="1.1413in" svg:height="3.1894in" svg:x="3.3319in" svg:y="1.4244in" draw:caption-point-x="-0.2402in" draw:caption-point-y="0.5953in">
              <dc:creator>LS</dc:creator>
              <dc:date>2018-11-10T00:00:00</dc:date>
              <text:p text:style-name="P1"><text:span text:style-name="T1">Graphics-flow.js:4939:24-47: Circle</text:span></text:p>
              <text:p text:style-name="P1"><text:span text:style-name="T1">Graphics-flow.js:4939:28-33: [class: Circ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1">
          <table:table-cell office:value-type="string">
            <text:p>Bounds</text:p>
          </table:table-cell>
          <table:table-cell office:value-type="float" office:value="1">
            <office:annotation draw:style-name="gr4" draw:text-style-name="P1" svg:width="1.1413in" svg:height="0.5457in" svg:x="2.4429in" svg:y="1.6in" draw:caption-point-x="-0.2402in" draw:caption-point-y="0.5953in">
              <dc:creator>LS</dc:creator>
              <dc:date>2018-11-10T00:00:00</dc:date>
              <text:p text:style-name="P1"><text:span text:style-name="T1">Graphics-flow.js:4456:9-40: Bounds</text:span></text:p>
            </office:annotation>
            <text:p>1</text:p>
          </table:table-cell>
          <table:table-cell office:value-type="float" office:value="2">
            <office:annotation draw:style-name="gr8" draw:text-style-name="P1" svg:width="1.1413in" svg:height="1.1677in" svg:x="3.3319in" svg:y="1.6in" draw:caption-point-x="-0.2402in" draw:caption-point-y="0.5953in">
              <dc:creator>LS</dc:creator>
              <dc:date>2018-11-10T00:00:00</dc:date>
              <text:p text:style-name="P1"><text:span text:style-name="T1">Graphics-flow.js:4456:29-40: Bounds</text:span></text:p>
              <text:p text:style-name="P1"><text:span text:style-name="T1">Graphics-flow.js:4456:33-38: [class: Bounds]</text:span></text:p>
            </office:annotation>
            <text:p>2</text:p>
          </table:table-cell>
        </table:table-row>
        <table:table-row table:style-name="ro1">
          <table:table-cell office:value-type="string">
            <text:p>CanvasRenderer</text:p>
          </table:table-cell>
          <table:table-cell/>
          <table:table-cell office:value-type="float" office:value="8">
            <office:annotation draw:style-name="gr27" draw:text-style-name="P1" svg:width="1.1413in" svg:height="5.211in" svg:x="3.3319in" svg:y="1.7878in" draw:caption-point-x="-0.2402in" draw:caption-point-y="0.5949in">
              <dc:creator>LS</dc:creator>
              <dc:date>2018-11-10T00:00:00</dc:date>
              <text:p text:style-name="P1"><text:span text:style-name="T1">Graphics-flow.js:4343:5-18: CanvasRenderer</text:span></text:p>
              <text:p text:style-name="P1"><text:span text:style-name="T1">Graphics-flow.js:5130:19-26: CanvasRenderer</text:span></text:p>
              <text:p text:style-name="P1"><text:span text:style-name="T1">Graphics-flow.js:5137:9-16: CanvasRenderer</text:span></text:p>
              <text:p text:style-name="P1"><text:span text:style-name="T1">Graphics-flow.js:5353:14-27: CanvasRenderer</text:span></text:p>
              <text:p text:style-name="P1"><text:span text:style-name="T1">Graphics-flow.js:5355:13-49: CanvasRenderer</text:span></text:p>
              <text:p text:style-name="P1"><text:span text:style-name="T1">Graphics-flow.js:5355:30-49: CanvasRenderer</text:span></text:p>
              <text:p text:style-name="P1"><text:span text:style-name="T1">Graphics-flow.js:5355:34-47: [class: CanvasRenderer]</text:span></text:p>
              <text:p text:style-name="P1"><text:span text:style-name="T1">Graphics-flow.js:5361:9-22: CanvasRenderer</text:span></text:p>
            </office:annotation>
            <text:p>8</text:p>
          </table:table-cell>
        </table:table-row>
        <table:table-row table:style-name="ro1">
          <table:table-cell table:style-name="ce10" office:value-type="string">
            <text:p>Container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DisplayObject</text:p>
          </table:table-cell>
          <table:table-cell office:value-type="string">
            <text:p>Container inherits from DisplayObject</text:p>
          </table:table-cell>
          <table:table-cell/>
        </table:table-row>
        <table:table-row table:style-name="ro2">
          <table:table-cell table:style-name="ce1"/>
          <table:table-cell table:style-name="Default" table:number-columns-repeated="2"/>
        </table:table-row>
        <table:table-row table:style-name="ro1">
          <table:table-cell table:style-name="ce4" office:value-type="string">
            <text:p>Src Initial Line:</text:p>
          </table:table-cell>
          <table:table-cell table:style-name="Default" office:value-type="float" office:value="4343">
            <text:p>4343</text:p>
          </table:table-cell>
          <table:table-cell table:style-name="Default"/>
        </table:table-row>
        <table:table-row table:style-name="ro1">
          <table:table-cell table:style-name="ce4" office:value-type="string">
            <text:p>Src Final Line:</text:p>
          </table:table-cell>
          <table:table-cell table:style-name="Default" office:value-type="float" office:value="5449">
            <text:p>5449</text:p>
          </table:table-cell>
          <table:table-cell table:style-name="Default"/>
        </table:table-row>
        <table:table-row table:style-name="ro1">
          <table:table-cell table:style-name="ce4" office:value-type="string">
            <text:p>File:</text:p>
          </table:table-cell>
          <table:table-cell table:style-name="Default" office:value-type="string">
            <text:p>Graphics-flow.js</text:p>
          </table:table-cell>
          <table:table-cell table:style-name="Default"/>
        </table:table-row>
        <table:table-row table:style-name="ro2">
          <table:table-cell table:style-name="ce1"/>
          <table:table-cell table:style-name="Default" table:number-columns-repeated="2"/>
        </table:table-row>
        <table:table-row table:style-name="ro1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1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1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GraphicsData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Renderer" table:style-name="ta1" table:print="false">
        <table:table-column table:style-name="co15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4512in" svg:y="0.0268in" draw:caption-point-x="-0.2402in" draw:caption-point-y="0.165in">
              <dc:creator>LS</dc:creator>
              <dc:date>2018-11-11T00:00:00</dc:date>
              <text:p text:style-name="P1"><text:span text:style-name="T1">GraphicsRenderer-flow.js:976:1-13: [class: WebGLRenderer]</text:span></text:p>
            </office:annotation>
            <text:p>1</text:p>
          </table:table-cell>
        </table:table-row>
        <table:table-row table:style-name="ro2">
          <table:table-cell table:style-name="ce2" office:value-type="string">
            <text:p>WebGLGraphicsData</text:p>
          </table:table-cell>
          <table:table-cell table:style-name="ce9"/>
          <table:table-cell table:style-name="ce9" office:value-type="float" office:value="2">
            <office:annotation draw:style-name="gr28" draw:text-style-name="P1" svg:width="1.1413in" svg:height="1.9453in" svg:x="3.4512in" svg:y="0.0535in" draw:caption-point-x="-0.2402in" draw:caption-point-y="0.3256in">
              <dc:creator>LS</dc:creator>
              <dc:date>2018-11-11T00:00:00</dc:date>
              <text:p text:style-name="P1"><text:span text:style-name="T1">GraphicsRenderer-flow.js:964:20-114: WebGLGraphicsData</text:span></text:p>
              <text:p text:style-name="P1"><text:span text:style-name="T1">GraphicsRenderer-flow.js:964:24-40: [class: WebGLGraphicsData]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PrimitiveShader</text:p>
          </table:table-cell>
          <table:table-cell table:style-name="ce9" office:value-type="float" office:value="1">
            <office:annotation draw:style-name="gr6" draw:text-style-name="P1" svg:width="1.1413in" svg:height="0.7012in" svg:x="2.5622in" svg:y="0.0685in" draw:caption-point-x="-0.2402in" draw:caption-point-y="0.4862in">
              <dc:creator>LS</dc:creator>
              <dc:date>2018-11-11T00:00:00</dc:date>
              <text:p text:style-name="P1"><text:span text:style-name="T1">GraphicsRenderer-flow.js:807:9-59: PrimitiveShader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4512in" svg:y="0.0685in" draw:caption-point-x="-0.2402in" draw:caption-point-y="0.4862in">
              <dc:creator>LS</dc:creator>
              <dc:date>2018-11-11T00:00:00</dc:date>
              <text:p text:style-name="P1"><text:span text:style-name="T1">GraphicsRenderer-flow.js:807:32-59: PrimitiveShader</text:span></text:p>
              <text:p text:style-name="P1"><text:span text:style-name="T1">GraphicsRenderer-flow.js:807:36-50: [class: PrimitiveShader]</text:span></text:p>
            </office:annotation>
            <text:p>2</text:p>
          </table:table-cell>
        </table:table-row>
        <table:table-row table:style-name="ro1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778">
            <text:p>778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977">
            <text:p>97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Graphics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Data" table:style-name="ta1" table:print="false">
        <table:table-column table:style-name="co2" table:default-cell-style-name="ce1"/>
        <table:table-column table:style-name="co2" table:default-cell-style-name="Default"/>
        <table:table-column table:style-name="co16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51in" draw:caption-point-x="-0.2402in" draw:caption-point-y="0.165in">
              <dc:creator>LS</dc:creator>
              <dc:date>2018-12-03T00:00:00</dc:date>
              <text:p text:style-name="P1"><text:span text:style-name="T1">InteractionData-flow.js:95:9-33: Point</text:span></text:p>
            </office:annotation>
            <text:p>1</text:p>
          </table:table-cell>
          <table:table-cell table:style-name="ce9" office:value-type="float" office:value="4">
            <office:annotation draw:style-name="gr28" draw:text-style-name="P1" svg:width="1.1413in" svg:height="1.9453in" svg:x="3.4185in" svg:y="0.0051in" draw:caption-point-x="-0.2402in" draw:caption-point-y="0.165in">
              <dc:creator>LS</dc:creator>
              <dc:date>2018-12-03T00:00:00</dc:date>
              <text:p text:style-name="P1"><text:span text:style-name="T1">InteractionData-flow.js:95:23-33: Point</text:span></text:p>
              <text:p text:style-name="P1"><text:span text:style-name="T1">InteractionData-flow.js:95:27-31: [class: Point]</text:span></text:p>
              <text:p text:style-name="P1"><text:span text:style-name="T1">InteractionData-flow.js:124:37-41: Point</text:span></text:p>
              <text:p text:style-name="P1"><text:span text:style-name="T1">InteractionData-flow.js:126:84-88: Point</text:span></text:p>
            </office:annotation>
            <text:p>4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83">
            <text:p>83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29">
            <text:p>129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InteractionData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Even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InteractionEven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Manager" table:style-name="ta1" table:print="false">
        <table:table-column table:style-name="co17" table:default-cell-style-name="ce2"/>
        <table:table-column table:style-name="co2" table:number-columns-repeated="2" table:default-cell-style-name="Default"/>
        <table:table-row table:style-name="ro1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" draw:text-style-name="P1" svg:width="1.1413in" svg:height="1.6343in" svg:x="3.1992in" svg:y="0.0272in" draw:caption-point-x="-0.2402in" draw:caption-point-y="0.1646in">
              <dc:creator>LS</dc:creator>
              <dc:date>2018-12-04T00:00:00</dc:date>
              <text:p text:style-name="P1"><text:span text:style-name="T1">InteractionManager-flow.js:1681:5-17: [class: DisplayObject]</text:span></text:p>
              <text:p text:style-name="P1"><text:span text:style-name="T1">InteractionManager-flow.js:1681:5-27: DisplayObject</text:span></text:p>
            </office:annotation>
            <text:p>2</text:p>
          </table:table-cell>
        </table:table-row>
        <table:table-row table:style-name="ro2">
          <table:table-cell office:value-type="string">
            <text:p>Point</text:p>
          </table:table-cell>
          <table:table-cell table:style-name="ce9" office:value-type="float" office:value="1">
            <office:annotation draw:style-name="gr6" draw:text-style-name="P1" svg:width="1.1413in" svg:height="0.7012in" svg:x="2.3102in" svg:y="0.0421in" draw:caption-point-x="-0.2402in" draw:caption-point-y="0.3252in">
              <dc:creator>LS</dc:creator>
              <dc:date>2018-12-04T00:00:00</dc:date>
              <text:p text:style-name="P1"><text:span text:style-name="T1">InteractionManager-flow.js:1955:9-37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3.1992in" svg:y="0.0421in" draw:caption-point-x="-0.2402in" draw:caption-point-y="0.3252in">
              <dc:creator>LS</dc:creator>
              <dc:date>2018-12-04T00:00:00</dc:date>
              <text:p text:style-name="P1"><text:span text:style-name="T1">InteractionManager-flow.js:1955:27-37: Point</text:span></text:p>
              <text:p text:style-name="P1"><text:span text:style-name="T1">InteractionManager-flow.js:1955:31-35: [class: Point]</text:span></text:p>
            </office:annotation>
            <text:p>2</text:p>
          </table:table-cell>
        </table:table-row>
        <table:table-row table:style-name="ro1">
          <table:table-cell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.0571in" draw:caption-point-x="-0.2402in" draw:caption-point-y="0.4858in">
              <dc:creator>LS</dc:creator>
              <dc:date>2018-12-04T00:00:00</dc:date>
              <text:p text:style-name="P1"><text:span text:style-name="T1">InteractionManager-flow.js:3265:1-13: [class: WebGLRenderer]</text:span></text:p>
            </office:annotation>
            <text:p>1</text:p>
          </table:table-cell>
        </table:table-row>
        <table:table-row table:style-name="ro1">
          <table:table-cell office:value-type="string">
            <text:p>Canvas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.135in" draw:caption-point-x="-0.2402in" draw:caption-point-y="0.5957in">
              <dc:creator>LS</dc:creator>
              <dc:date>2018-12-04T00:00:00</dc:date>
              <text:p text:style-name="P1"><text:span text:style-name="T1">InteractionManager-flow.js:3266:1-14: [class: CanvasRenderer]</text:span></text:p>
            </office:annotation>
            <text:p>1</text:p>
          </table:table-cell>
        </table:table-row>
        <table:table-row table:style-name="ro1">
          <table:table-cell office:value-type="string">
            <text:p>InteractionData</text:p>
          </table:table-cell>
          <table:table-cell table:style-name="ce9" office:value-type="float" office:value="2">
            <office:annotation draw:style-name="gr1" draw:text-style-name="P1" svg:width="1.1413in" svg:height="1.6343in" svg:x="2.3102in" svg:y="0.3224in" draw:caption-point-x="-0.2402in" draw:caption-point-y="0.5957in">
              <dc:creator>LS</dc:creator>
              <dc:date>2018-12-04T00:00:00</dc:date>
              <text:p text:style-name="P1"><text:span text:style-name="T1">InteractionManager-flow.js:1736:9-42: InteractionData</text:span></text:p>
              <text:p text:style-name="P1"><text:span text:style-name="T1">InteractionManager-flow.js:1747:9-44: InteractionData</text:span></text:p>
            </office:annotation>
            <text:p>2</text:p>
          </table:table-cell>
          <table:table-cell table:style-name="ce9" office:value-type="float" office:value="8">
            <office:annotation draw:style-name="gr29" draw:text-style-name="P1" svg:width="1.1413in" svg:height="6.2996in" svg:x="3.1992in" svg:y="0.3228in" draw:caption-point-x="-0.2402in" draw:caption-point-y="0.5953in">
              <dc:creator>LS</dc:creator>
              <dc:date>2018-12-04T00:00:00</dc:date>
              <text:p text:style-name="P1"><text:span text:style-name="T1">InteractionManager-flow.js:1736:22-42: InteractionData</text:span></text:p>
              <text:p text:style-name="P1"><text:span text:style-name="T1">InteractionManager-flow.js:1736:26-40: [class: InteractionData]</text:span></text:p>
              <text:p text:style-name="P1"><text:span text:style-name="T1">InteractionManager-flow.js:1740:9-18: InteractionData</text:span></text:p>
              <text:p text:style-name="P1"><text:span text:style-name="T1">InteractionManager-flow.js:1747:24-44: InteractionData</text:span></text:p>
              <text:p text:style-name="P1"><text:span text:style-name="T1">InteractionManager-flow.js:1747:28-42: [class: InteractionData]</text:span></text:p>
              <text:p text:style-name="P1"><text:span text:style-name="T1">InteractionManager-flow.js:1751:9-20: InteractionData</text:span></text:p>
              <text:p text:style-name="P1"><text:span text:style-name="T1">InteractionManager-flow.js:3131:61-81: InteractionData</text:span></text:p>
              <text:p text:style-name="P1"><text:span text:style-name="T1">InteractionManager-flow.js:3131:65-79: [class: InteractionData]</text:span></text:p>
            </office:annotation>
            <text:p>8</text:p>
          </table:table-cell>
        </table:table-row>
        <table:table-row table:style-name="ro1">
          <table:table-cell office:value-type="string">
            <text:p>InteractionEvent</text:p>
          </table:table-cell>
          <table:table-cell table:style-name="ce9" office:value-type="float" office:value="1">
            <office:annotation draw:style-name="gr14" draw:text-style-name="P1" svg:width="1.1413in" svg:height="0.8567in" svg:x="2.3102in" svg:y="0.5102in" draw:caption-point-x="-0.2402in" draw:caption-point-y="0.5953in">
              <dc:creator>LS</dc:creator>
              <dc:date>2018-12-04T00:00:00</dc:date>
              <text:p text:style-name="P1"><text:span text:style-name="T1">InteractionManager-flow.js:1758:9-47: InteractionEvent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1992in" svg:y="0.5106in" draw:caption-point-x="-0.2402in" draw:caption-point-y="0.5949in">
              <dc:creator>LS</dc:creator>
              <dc:date>2018-12-04T00:00:00</dc:date>
              <text:p text:style-name="P1"><text:span text:style-name="T1">InteractionManager-flow.js:1758:26-47: InteractionEvent</text:span></text:p>
              <text:p text:style-name="P1"><text:span text:style-name="T1">InteractionManager-flow.js:1758:30-45: [class: InteractionEvent]</text:span></text:p>
            </office:annotation>
            <text:p>2</text:p>
          </table:table-cell>
        </table:table-row>
        <table:table-row table:style-name="ro1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680">
            <text:p>168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3267">
            <text:p>326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InteractionManager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Loader" table:style-name="ta1" table:print="false">
        <table:table-column table:style-name="co18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office:annotation draw:style-name="gr30" draw:text-style-name="P1" svg:width="1.1413in" svg:height="0.2634in" svg:x="1.4362in" svg:y="0in" draw:caption-point-x="-0.2402in" draw:caption-point-y="0.3634in">
              <dc:creator>LS</dc:creator>
              <dc:date>2018-12-05T00:00:00</dc:date>
              <text:p text:style-name="P1"><text:span text:style-name="T1">External class</text:span></text:p>
            </office:annotation>
            <text:p>ResourceLoad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Lo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atrix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28" draw:text-style-name="P1" svg:width="1.1413in" svg:height="1.9453in" svg:x="3.711in" svg:y="0.0217in" draw:caption-point-x="-0.2402in" draw:caption-point-y="0.1701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7">
          <table:table-cell table:style-name="Default"/>
          <table:table-cell table:number-columns-repeated="2"/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skManager" table:style-name="ta1" table:print="false">
        <table:table-column table:style-name="co19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SpriteMaskFilt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office:annotation draw:style-name="gr31" draw:text-style-name="P1" svg:width="1.1413in" svg:height="7.3882in" svg:x="3.1378in" svg:y="0.0252in" draw:caption-point-x="-0.2402in" draw:caption-point-y="0.1665in">
              <dc:creator>LS</dc:creator>
              <dc:date>2018-09-19T00:00:00</dc:date>
              <text:p text:style-name="P1"><text:span text:style-name="T1">MaskManager-flow.js:186:13-27: [SpriteMaskFilter]</text:span></text:p>
              <text:p text:style-name="P1"><text:span text:style-name="T1">MaskManager-flow.js:190:13-104: [SpriteMaskFilter]</text:span></text:p>
              <text:p text:style-name="P1"><text:span text:style-name="T1">MaskManager-flow.js:190:31-104: [SpriteMaskFilter]</text:span></text:p>
              <text:p text:style-name="P1"><text:span text:style-name="T1">MaskManager-flow.js:190:73-104: [SpriteMaskFilter]</text:span></text:p>
              <text:p text:style-name="P1"><text:span text:style-name="T1">MaskManager-flow.js:190:74-103: SpriteMaskFilter</text:span></text:p>
              <text:p text:style-name="P1"><text:span text:style-name="T1">MaskManager-flow.js:190:78-93: [class: SpriteMaskFilter]</text:span></text:p>
              <text:p text:style-name="P1"><text:span text:style-name="T1">MaskManager-flow.js:193:9-23: [SpriteMaskFilter]</text:span></text:p>
              <text:p text:style-name="P1"><text:span text:style-name="T1">MaskManager-flow.js:193:9-26: SpriteMaskFilter</text:span></text:p>
              <text:p text:style-name="P1"><text:span text:style-name="T1">MaskManager-flow.js:194:9-23: [SpriteMaskFilter]</text:span></text:p>
              <text:p text:style-name="P1"><text:span text:style-name="T1">MaskManager-flow.js:194:9-26: SpriteMaskFilter</text:span></text:p>
              <text:p text:style-name="P1"><text:span text:style-name="T1">MaskManager-flow.js:199:56-70: [SpriteMaskFilter]</text:span></text:p>
            </office:annotation>
            <text:p>11</text:p>
          </table:table-cell>
        </table:table-row>
        <table:table-row table:style-name="ro2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esh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6">
            <office:annotation draw:style-name="gr32" draw:text-style-name="P1" svg:width="1.1413in" svg:height="2.8783in" svg:x="2.9031in" svg:y="0.0154in" draw:caption-point-x="-0.2402in" draw:caption-point-y="0.1646in">
              <dc:creator>LS</dc:creator>
              <dc:date>2018-12-05T00:00:00</dc:date>
              <text:p text:style-name="P1"><text:span text:style-name="T1">Mesh-flow.js:823:7-15: Point</text:span></text:p>
              <text:p text:style-name="P1"><text:span text:style-name="T1">Mesh-flow.js:823:19-29: Point</text:span></text:p>
              <text:p text:style-name="P1"><text:span text:style-name="T1">Mesh-flow.js:823:23-27: [class: Point]</text:span></text:p>
              <text:p text:style-name="P1"><text:span text:style-name="T1">Mesh-flow.js:1278:49-57: Point</text:span></text:p>
              <text:p text:style-name="P1"><text:span text:style-name="T1">Mesh-flow.js:1299:38-46: Point</text:span></text:p>
              <text:p text:style-name="P1"><text:span text:style-name="T1">Mesh-flow.js:1299:51-59: Point</text:span></text:p>
            </office:annotation>
            <text:p>6</text:p>
          </table:table-cell>
        </table:table-row>
        <table:table-row table:style-name="ro2">
          <table:table-cell table:style-name="ce2" office:value-type="string">
            <text:p>Polygon</text:p>
          </table:table-cell>
          <table:table-cell table:style-name="ce9"/>
          <table:table-cell table:style-name="ce9" office:value-type="float" office:value="5">
            <office:annotation draw:style-name="gr23" draw:text-style-name="P1" svg:width="1.1413in" svg:height="2.5673in" svg:x="2.9031in" svg:y="0.0303in" draw:caption-point-x="-0.2402in" draw:caption-point-y="0.3252in">
              <dc:creator>LS</dc:creator>
              <dc:date>2018-12-05T00:00:00</dc:date>
              <text:p text:style-name="P1"><text:span text:style-name="T1">Mesh-flow.js:824:7-17: Polygon</text:span></text:p>
              <text:p text:style-name="P1"><text:span text:style-name="T1">Mesh-flow.js:824:21-33: Polygon</text:span></text:p>
              <text:p text:style-name="P1"><text:span text:style-name="T1">Mesh-flow.js:824:25-31: [class: Polygon]</text:span></text:p>
              <text:p text:style-name="P1"><text:span text:style-name="T1">Mesh-flow.js:1281:24-34: Polygon</text:span></text:p>
              <text:p text:style-name="P1"><text:span text:style-name="T1">Mesh-flow.js:1299:17-27: Polygon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MeshShader</text:p>
          </table:table-cell>
          <table:table-cell table:style-name="ce9"/>
          <table:table-cell table:style-name="ce9" office:value-type="float" office:value="31">
            <office:annotation draw:style-name="gr33" draw:text-style-name="P1" svg:width="1.1413in" svg:height="36.1579in" svg:x="2.9031in" svg:y="0.0457in" draw:caption-point-x="-0.2402in" draw:caption-point-y="0.4858in">
              <dc:creator>LS</dc:creator>
              <dc:date>2018-12-05T00:00:00</dc:date>
              <text:p text:style-name="P1"><text:span text:style-name="T1">Mesh-flow.js:948:13-18: {dirty: , indexBuffer: , indexDirty: , shader: MeshShader, uvBuffer: , vao: , vertexBuffer: }</text:span></text:p>
              <text:p text:style-name="P1"><text:span text:style-name="T1">Mesh-flow.js:952:13,961:13: {dirty: , indexBuffer: , indexDirty: , shader: MeshShader, uvBuffer: , vao: , vertexBuffer: }</text:span></text:p>
              <text:p text:style-name="P1"><text:span text:style-name="T1">Mesh-flow.js:952:22,961:13: {dirty: , indexBuffer: , indexDirty: , shader: MeshShader, uvBuffer: , vao: , vertexBuffer: }</text:span></text:p>
              <text:p text:style-name="P1"><text:span text:style-name="T1">Mesh-flow.js:953:25-42: MeshShader</text:span></text:p>
              <text:p text:style-name="P1"><text:span text:style-name="T1">Mesh-flow.js:953:29-38: [class: MeshShader]</text:span></text:p>
              <text:p text:style-name="P1"><text:span text:style-name="T1">Mesh-flow.js:964:13-18: {dirty: , indexBuffer: , indexDirty: , shader: MeshShader, uvBuffer: , vao: , vertexBuffer: }</text:span></text:p>
              <text:p text:style-name="P1"><text:span text:style-name="T1">Mesh-flow.js:965:27-32: {dirty: , indexBuffer: , indexDirty: , shader: MeshShader, uvBuffer: , vao: , vertexBuffer: }</text:span></text:p>
              <text:p text:style-name="P1"><text:span text:style-name="T1">Mesh-flow.js:966:31-36: {dirty: , indexBuffer: , indexDirty: , shader: MeshShader, uvBuffer: , vao: , vertexBuffer: }</text:span></text:p>
              <text:p text:style-name="P1"><text:span text:style-name="T1">Mesh-flow.js:966:52-57: {dirty: , indexBuffer: , indexDirty: , shader: MeshShader, uvBuffer: , vao: , vertexBuffer: }</text:span></text:p>
              <text:p text:style-name="P1"><text:span text:style-name="T1">Mesh-flow.js:966:52-64: MeshShader</text:span></text:p>
              <text:p text:style-name="P1"><text:span text:style-name="T1">Mesh-flow.js:967:31-36: {dirty: , indexBuffer: , indexDirty: , shader: MeshShader, uvBuffer: , vao: , vertexBuffer: }</text:span></text:p>
              <text:p text:style-name="P1"><text:span text:style-name="T1">Mesh-flow.js:967:48-53: {dirty: , indexBuffer: , indexDirty: , shader: MeshShader, uvBuffer: , vao: , vertexBuffer: }</text:span></text:p>
              <text:p text:style-name="P1"><text:span text:style-name="T1">Mesh-flow.js:967:48-60: MeshShader</text:span></text:p>
              <text:p text:style-name="P1"><text:span text:style-name="T1">Mesh-flow.js:969:13-56: {dirty: , indexBuffer: , indexDirty: , shader: MeshShader, uvBuffer: , vao: , vertexBuffer: }</text:span></text:p>
              <text:p text:style-name="P1"><text:span text:style-name="T1">Mesh-flow.js:969:51-56: {dirty: , indexBuffer: , indexDirty: , shader: MeshShader, uvBuffer: , vao: , vertexBuffer: }</text:span></text:p>
              <text:p text:style-name="P1"><text:span text:style-name="T1">Mesh-flow.js:972:28-33: {dirty: , indexBuffer: , indexDirty: , shader: MeshShader, uvBuffer: , vao: , vertexBuffer: }</text:span></text:p>
              <text:p text:style-name="P1"><text:span text:style-name="T1">Mesh-flow.js:974:13-18: {dirty: , indexBuffer: , indexDirty: , shader: MeshShader, uvBuffer: , vao: , vertexBuffer: }</text:span></text:p>
              <text:p text:style-name="P1"><text:span text:style-name="T1">Mesh-flow.js:975:13-18: {dirty: , indexBuffer: , indexDirty: , shader: MeshShader, uvBuffer: , vao: , vertexBuffer: }</text:span></text:p>
              <text:p text:style-name="P1"><text:span text:style-name="T1">Mesh-flow.js:978:33-38: {dirty: , indexBuffer: , indexDirty: , shader: MeshShader, uvBuffer: , vao: , vertexBuffer: }</text:span></text:p>
              <text:p text:style-name="P1"><text:span text:style-name="T1">Mesh-flow.js:980:13-18: {dirty: , indexBuffer: , indexDirty: , shader: MeshShader, uvBuffer: , vao: , vertexBuffer: }</text:span></text:p>
              <text:p text:style-name="P1"><text:span text:style-name="T1">Mesh-flow.js:981:13-18: {dirty: , indexBuffer: , indexDirty: , shader: MeshShader, uvBuffer: , vao: , vertexBuffer: }</text:span></text:p>
              <text:p text:style-name="P1"><text:span text:style-name="T1">Mesh-flow.js:984:9-14: {dirty: , indexBuffer: , indexDirty: , shader: MeshShader, uvBuffer: , vao: , vertexBuffer: }</text:span></text:p>
              <text:p text:style-name="P1"><text:span text:style-name="T1">Mesh-flow.js:986:29-34: {dirty: , indexBuffer: , indexDirty: , shader: MeshShader, uvBuffer: , vao: , vertexBuffer: }</text:span></text:p>
              <text:p text:style-name="P1"><text:span text:style-name="T1">Mesh-flow.js:986:29-41: MeshShader</text:span></text:p>
              <text:p text:style-name="P1"><text:span text:style-name="T1">Mesh-flow.js:990:9-14: {dirty: , indexBuffer: , indexDirty: , shader: MeshShader, uvBuffer: , vao: , vertexBuffer: }</text:span></text:p>
              <text:p text:style-name="P1"><text:span text:style-name="T1">Mesh-flow.js:990:9-21: MeshShader</text:span></text:p>
              <text:p text:style-name="P1"><text:span text:style-name="T1">Mesh-flow.js:991:9-14: {dirty: , indexBuffer: , indexDirty: , shader: MeshShader, uvBuffer: , vao: , vertexBuffer: }</text:span></text:p>
              <text:p text:style-name="P1"><text:span text:style-name="T1">Mesh-flow.js:991:9-21: MeshShader</text:span></text:p>
              <text:p text:style-name="P1"><text:span text:style-name="T1">Mesh-flow.js:992:9-14: {dirty: , indexBuffer: , indexDirty: , shader: MeshShader, uvBuffer: , vao: , vertexBuffer: }</text:span></text:p>
              <text:p text:style-name="P1"><text:span text:style-name="T1">Mesh-flow.js:992:9-21: MeshShader</text:span></text:p>
              <text:p text:style-name="P1"><text:span text:style-name="T1">Mesh-flow.js:996:9-14: {dirty: , indexBuffer: , indexDirty: , shader: MeshShader, uvBuffer: , vao: , vertexBuffer: }</text:span></text:p>
            </office:annotation>
            <text:p>31</text:p>
          </table:table-cell>
        </table:table-row>
        <table:table-row table:style-name="ro2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23">
            <text:p>823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369">
            <text:p>136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Mesh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esh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Shad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MeshShad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ovieClip" table:style-name="ta1" table:print="false">
        <table:table-column table:style-name="co2" table:default-cell-style-name="ce1"/>
        <table:table-column table:style-name="co2" table:default-cell-style-name="Default"/>
        <table:table-column table:style-name="co20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exture</text:p>
          </table:table-cell>
          <table:table-cell table:style-name="ce9" office:value-type="float" office:value="2">
            <office:annotation draw:style-name="gr12" draw:text-style-name="P1" svg:width="1.1413in" svg:height="1.3232in" svg:x="2.0142in" svg:y="0.0098in" draw:caption-point-x="-0.2402in" draw:caption-point-y="0.1701in">
              <dc:creator>LS</dc:creator>
              <dc:date>2018-12-07T00:00:00</dc:date>
              <text:p text:style-name="P1"><text:span text:style-name="T1">MovieClip-flow.js:1133:9-32: Array&lt;Texture&gt;</text:span></text:p>
              <text:p text:style-name="P1"><text:span text:style-name="T1">MovieClip-flow.js:1403:13-34: Array&lt;Texture&gt;</text:span></text:p>
            </office:annotation>
            <text:p>2</text:p>
          </table:table-cell>
          <table:table-cell table:style-name="ce9" office:value-type="float" office:value="24">
            <office:annotation draw:style-name="gr34" draw:text-style-name="P1" svg:width="1.1413in" svg:height="13.9197in" svg:x="3.4213in" svg:y="0.0106in" draw:caption-point-x="-0.2402in" draw:caption-point-y="0.1693in">
              <dc:creator>LS</dc:creator>
              <dc:date>2018-12-07T00:00:00</dc:date>
              <text:p text:style-name="P1"><text:span text:style-name="T1">MovieClip-flow.js:1119:17-24: Array&lt;Texture&gt;</text:span></text:p>
              <text:p text:style-name="P1"><text:span text:style-name="T1">MovieClip-flow.js:1121:15-22: Array&lt;Texture&gt;</text:span></text:p>
              <text:p text:style-name="P1"><text:span text:style-name="T1">MovieClip-flow.js:1121:15-25: Texture</text:span></text:p>
              <text:p text:style-name="P1"><text:span text:style-name="T1">MovieClip-flow.js:1121:15-80: Texture</text:span></text:p>
              <text:p text:style-name="P1"><text:span text:style-name="T1">MovieClip-flow.js:1121:38-44: [class: Texture]</text:span></text:p>
              <text:p text:style-name="P1"><text:span text:style-name="T1">MovieClip-flow.js:1121:48-58: Texture</text:span></text:p>
              <text:p text:style-name="P1"><text:span text:style-name="T1">MovieClip-flow.js:1133:25-32: Array&lt;Texture&gt;</text:span></text:p>
              <text:p text:style-name="P1"><text:span text:style-name="T1">MovieClip-flow.js:1344:27-33: [class: Texture]</text:span></text:p>
              <text:p text:style-name="P1"><text:span text:style-name="T1">MovieClip-flow.js:1359:15-22: Array&lt;Texture&gt;</text:span></text:p>
              <text:p text:style-name="P1"><text:span text:style-name="T1">MovieClip-flow.js:1359:26-27: Array&lt;Texture&gt;</text:span></text:p>
              <text:p text:style-name="P1"><text:span text:style-name="T1">MovieClip-flow.js:1363:13-20: Array&lt;Texture&gt;</text:span></text:p>
              <text:p text:style-name="P1"><text:span text:style-name="T1">MovieClip-flow.js:1363:27-33: [class: Texture]</text:span></text:p>
              <text:p text:style-name="P1"><text:span text:style-name="T1">MovieClip-flow.js:1363:27-54: Texture</text:span></text:p>
              <text:p text:style-name="P1"><text:span text:style-name="T1">MovieClip-flow.js:1366:30-37: Array&lt;Texture&gt;</text:span></text:p>
              <text:p text:style-name="P1"><text:span text:style-name="T1">MovieClip-flow.js:1399:18-22: Array&lt;Texture&gt;</text:span></text:p>
              <text:p text:style-name="P1"><text:span text:style-name="T1">MovieClip-flow.js:1401:13-17: Array&lt;Texture&gt;</text:span></text:p>
              <text:p text:style-name="P1"><text:span text:style-name="T1">MovieClip-flow.js:1401:13-20: Texture</text:span></text:p>
              <text:p text:style-name="P1"><text:span text:style-name="T1">MovieClip-flow.js:1401:33-39: [class: Texture]</text:span></text:p>
              <text:p text:style-name="P1"><text:span text:style-name="T1">MovieClip-flow.js:1403:30-34: Array&lt;Texture&gt;</text:span></text:p>
              <text:p text:style-name="P1"><text:span text:style-name="T1">MovieClip-flow.js:1411:33-37: Array&lt;Texture&gt;</text:span></text:p>
              <text:p text:style-name="P1"><text:span text:style-name="T1">MovieClip-flow.js:1413:37-41: Array&lt;Texture&gt;</text:span></text:p>
              <text:p text:style-name="P1"><text:span text:style-name="T1">MovieClip-flow.js:1413:37-44: Texture</text:span></text:p>
              <text:p text:style-name="P1"><text:span text:style-name="T1">MovieClip-flow.js:1414:38-42: Array&lt;Texture&gt;</text:span></text:p>
              <text:p text:style-name="P1"><text:span text:style-name="T1">MovieClip-flow.js:1414:38-45: Texture</text:span></text:p>
            </office:annotation>
            <text:p>24</text:p>
          </table:table-cell>
        </table:table-row>
        <table:table-row table:style-name="ro2">
          <table:table-cell table:style-name="ce10" office:value-type="string">
            <text:p>Sprit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113">
            <text:p>1113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438">
            <text:p>1438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MovieClip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NineSlicePlan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Plan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NineSlicePlan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Noise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Noise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ject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Object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servable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articleBuff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articleBuff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articleContainer" table:style-name="ta1" table:print="false">
        <table:table-column table:style-name="co2" table:default-cell-style-name="ce1"/>
        <table:table-column table:style-name="co2" table:default-cell-style-name="Default"/>
        <table:table-column table:style-name="co21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articleContain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articleRenderer" table:style-name="ta1" table:print="false">
        <table:table-column table:style-name="co22" table:default-cell-style-name="ce2"/>
        <table:table-column table:style-name="co2" table:default-cell-style-name="Default"/>
        <table:table-column table:style-name="co21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ParticleShader</text:p>
          </table:table-cell>
          <table:table-cell table:style-name="ce9" office:value-type="float" office:value="1">
            <office:annotation draw:style-name="gr6" draw:text-style-name="P1" svg:width="1.1413in" svg:height="0.7012in" svg:x="2.2902in" svg:y="0in" draw:caption-point-x="-0.2402in" draw:caption-point-y="0.1646in">
              <dc:creator>LS</dc:creator>
              <dc:date>2018-12-10T00:00:00</dc:date>
              <text:p text:style-name="P1"><text:span text:style-name="T1">ParticleRenderer-flow.js:1435:9-44: ParticleShader</text:span></text:p>
            </office:annotation>
            <text:p>1</text:p>
          </table:table-cell>
          <table:table-cell table:style-name="ce9" office:value-type="float" office:value="7">
            <office:annotation draw:style-name="gr35" draw:text-style-name="P1" svg:width="1.1413in" svg:height="4.4335in" svg:x="3.7209in" svg:y="0in" draw:caption-point-x="-0.2402in" draw:caption-point-y="0.1646in">
              <dc:creator>LS</dc:creator>
              <dc:date>2018-12-10T00:00:00</dc:date>
              <text:p text:style-name="P1"><text:span text:style-name="T1">ParticleRenderer-flow.js:1435:23-44: ParticleShader</text:span></text:p>
              <text:p text:style-name="P1"><text:span text:style-name="T1">ParticleRenderer-flow.js:1435:27-40: [class: ParticleShader]</text:span></text:p>
              <text:p text:style-name="P1"><text:span text:style-name="T1">ParticleRenderer-flow.js:1440:28-38: ParticleShader</text:span></text:p>
              <text:p text:style-name="P1"><text:span text:style-name="T1">ParticleRenderer-flow.js:1447:28-38: ParticleShader</text:span></text:p>
              <text:p text:style-name="P1"><text:span text:style-name="T1">ParticleRenderer-flow.js:1454:28-38: ParticleShader</text:span></text:p>
              <text:p text:style-name="P1"><text:span text:style-name="T1">ParticleRenderer-flow.js:1461:28-38: ParticleShader</text:span></text:p>
              <text:p text:style-name="P1"><text:span text:style-name="T1">ParticleRenderer-flow.js:1468:28-38: ParticleShader</text:span></text:p>
            </office:annotation>
            <text:p>7</text:p>
          </table:table-cell>
        </table:table-row>
        <table:table-row table:style-name="ro4">
          <table:table-cell office:value-type="string">
            <text:p>ParticleBuff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6">
            <office:annotation draw:style-name="gr36" draw:text-style-name="P1" svg:width="1.1413in" svg:height="11.4315in" svg:x="3.7209in" svg:y="0in" draw:caption-point-x="-0.2402in" draw:caption-point-y="0.3252in">
              <dc:creator>LS</dc:creator>
              <dc:date>2018-12-10T00:00:00</dc:date>
              <text:p text:style-name="P1"><text:span text:style-name="T1">ParticleRenderer-flow.js:1506:13-19: Array&lt;ParticleBuffer&gt;</text:span></text:p>
              <text:p text:style-name="P1"><text:span text:style-name="T1">ParticleRenderer-flow.js:1510:13-103: Array&lt;ParticleBuffer&gt;</text:span></text:p>
              <text:p text:style-name="P1"><text:span text:style-name="T1">ParticleRenderer-flow.js:1510:23-103: Array&lt;ParticleBuffer&gt;</text:span></text:p>
              <text:p text:style-name="P1"><text:span text:style-name="T1">ParticleRenderer-flow.js:1510:73-103: Array&lt;ParticleBuffer&gt;</text:span></text:p>
              <text:p text:style-name="P1"><text:span text:style-name="T1">ParticleRenderer-flow.js:1540:19-24: ParticleBuffer</text:span></text:p>
              <text:p text:style-name="P1"><text:span text:style-name="T1">ParticleRenderer-flow.js:1540:28-34: Array&lt;ParticleBuffer&gt;</text:span></text:p>
              <text:p text:style-name="P1"><text:span text:style-name="T1">ParticleRenderer-flow.js:1540:28-37: ParticleBuffer</text:span></text:p>
              <text:p text:style-name="P1"><text:span text:style-name="T1">ParticleRenderer-flow.js:1543:13-18: ParticleBuffer</text:span></text:p>
              <text:p text:style-name="P1"><text:span text:style-name="T1">ParticleRenderer-flow.js:1548:17-22: ParticleBuffer</text:span></text:p>
              <text:p text:style-name="P1"><text:span text:style-name="T1">ParticleRenderer-flow.js:1553:13-18: ParticleBuffer</text:span></text:p>
              <text:p text:style-name="P1"><text:span text:style-name="T1">ParticleRenderer-flow.js:1572:15-21: Array&lt;ParticleBuffer&gt;</text:span></text:p>
              <text:p text:style-name="P1"><text:span text:style-name="T1">ParticleRenderer-flow.js:1572:25-26: Array&lt;ParticleBuffer&gt;</text:span></text:p>
              <text:p text:style-name="P1"><text:span text:style-name="T1">ParticleRenderer-flow.js:1579:13-19: Array&lt;ParticleBuffer&gt;</text:span></text:p>
              <text:p text:style-name="P1"><text:span text:style-name="T1">ParticleRenderer-flow.js:1579:26-97: ParticleBuffer</text:span></text:p>
              <text:p text:style-name="P1"><text:span text:style-name="T1">ParticleRenderer-flow.js:1579:30-43: [class: ParticleBuffer]</text:span></text:p>
              <text:p text:style-name="P1"><text:span text:style-name="T1">ParticleRenderer-flow.js:1582:16-22: Array&lt;ParticleBuffer&gt;</text:span></text:p>
            </office:annotation>
            <text:p>16</text:p>
          </table:table-cell>
        </table:table-row>
        <table:table-row table:style-name="ro3">
          <table:table-cell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2902in" svg:y="0in" draw:caption-point-x="-0.2402in" draw:caption-point-y="0.4913in">
              <dc:creator>LS</dc:creator>
              <dc:date>2018-12-10T00:00:00</dc:date>
              <text:p text:style-name="P1"><text:span text:style-name="T1">ParticleRenderer-flow.js:1418:9-38: Matrix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3.7209in" svg:y="0in" draw:caption-point-x="-0.2402in" draw:caption-point-y="0.4913in">
              <dc:creator>LS</dc:creator>
              <dc:date>2018-12-10T00:00:00</dc:date>
              <text:p text:style-name="P1"><text:span text:style-name="T1">ParticleRenderer-flow.js:1418:27-38: Matrix</text:span></text:p>
              <text:p text:style-name="P1"><text:span text:style-name="T1">ParticleRenderer-flow.js:1418:31-36: [class: Matrix]</text:span></text:p>
            </office:annotation>
            <text:p>2</text:p>
          </table:table-cell>
        </table:table-row>
        <table:table-row table:style-name="ro4">
          <table:table-cell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14" draw:text-style-name="P1" svg:width="1.1413in" svg:height="0.8567in" svg:x="3.7209in" svg:y="0.0567in" draw:caption-point-x="-0.2402in" draw:caption-point-y="0.5949in">
              <dc:creator>LS</dc:creator>
              <dc:date>2018-12-10T00:00:00</dc:date>
              <text:p text:style-name="P1"><text:span text:style-name="T1">ParticleRenderer-flow.js:1797:1-13: [class: WebGLRenderer]</text:span></text:p>
            </office:annotation>
            <text:p>1</text:p>
          </table:table-cell>
        </table:table-row>
        <table:table-row table:style-name="ro3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392">
            <text:p>1392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797">
            <text:p>179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ParticleRender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articleShader" table:style-name="ta1" table:print="false">
        <table:table-column table:style-name="co2" table:default-cell-style-name="ce1"/>
        <table:table-column table:style-name="co2" table:default-cell-style-name="Default"/>
        <table:table-column table:style-name="co20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Shad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ParticleSh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lan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Mesh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lan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olygon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office:annotation draw:style-name="gr37" draw:text-style-name="P1" svg:width="1.1413in" svg:height="8.0102in" svg:x="3.711in" svg:y="0.0213in" draw:caption-point-x="-0.2402in" draw:caption-point-y="0.1705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7">
          <table:table-cell table:style-name="Default"/>
          <table:table-cell table:number-columns-repeated="2"/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rimitive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6" office:value-type="string">
            <text:p>Shad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rimitiveSh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Quad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Quad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24in" draw:caption-point-x="-0.2402in" draw:caption-point-y="0.1677in">
              <dc:creator>LS</dc:creator>
              <dc:date>2018-09-19T00:00:00</dc:date>
              <text:p text:style-name="P1"><text:span text:style-name="T1">RenderTarget-flow.js:823:9-44: Matrix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24in" draw:caption-point-x="-0.2402in" draw:caption-point-y="0.1677in">
              <dc:creator>LS</dc:creator>
              <dc:date>2018-09-19T00:00:00</dc:date>
              <text:p text:style-name="P1"><text:span text:style-name="T1">RenderTarget-flow.js:823:33-44: Matrix</text:span></text:p>
              <text:p text:style-name="P1"><text:span text:style-name="T1">RenderTarget-flow.js:823:37-42: [class: Matrix]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39in" draw:caption-point-x="-0.2402in" draw:caption-point-y="0.3283in">
              <dc:creator>LS</dc:creator>
              <dc:date>2018-09-19T00:00:00</dc:date>
              <text:p text:style-name="P1"><text:span text:style-name="T1">RenderTarget-flow.js:808:9-45: Rectangle</text:span></text:p>
              <text:p text:style-name="P1"><text:span text:style-name="T1">RenderTarget-flow.js:844:9-43: Rectangle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2.9031in" svg:y="0.039in" draw:caption-point-x="-0.2402in" draw:caption-point-y="0.3283in">
              <dc:creator>LS</dc:creator>
              <dc:date>2018-09-19T00:00:00</dc:date>
              <text:p text:style-name="P1"><text:span text:style-name="T1">RenderTarget-flow.js:808:21-45: Rectangle</text:span></text:p>
              <text:p text:style-name="P1"><text:span text:style-name="T1">RenderTarget-flow.js:808:25-33: [class: Rectangle]</text:span></text:p>
              <text:p text:style-name="P1"><text:span text:style-name="T1">RenderTarget-flow.js:844:29-43: Rectangle</text:span></text:p>
              <text:p text:style-name="P1"><text:span text:style-name="T1">RenderTarget-flow.js:844:33-41: [class: Rectangle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759">
            <text:p>75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RenderTarge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nderTexture" table:style-name="ta1" table:print="false">
        <table:table-column table:style-name="co23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BaseRenderTexture</text:p>
          </table:table-cell>
          <table:table-cell table:style-name="ce9"/>
          <table:table-cell table:style-name="ce9" office:value-type="float" office:value="9">
            <office:annotation draw:style-name="gr38" draw:text-style-name="P1" svg:width="1.1413in" svg:height="7.0772in" svg:x="3.3992in" svg:y="0.0161in" draw:caption-point-x="-0.2402in" draw:caption-point-y="0.1756in">
              <dc:creator>LS</dc:creator>
              <dc:date>2018-11-13T00:00:00</dc:date>
              <text:p text:style-name="P1"><text:span text:style-name="T1">RenderTexture-flow.js:607:17-33: BaseRenderTexture</text:span></text:p>
              <text:p text:style-name="P1"><text:span text:style-name="T1">RenderTexture-flow.js:612:15-31: BaseRenderTexture</text:span></text:p>
              <text:p text:style-name="P1"><text:span text:style-name="T1">RenderTexture-flow.js:612:44-60: [class: BaseRenderTexture]</text:span></text:p>
              <text:p text:style-name="P1"><text:span text:style-name="T1">RenderTexture-flow.js:626:13-91: BaseRenderTexture</text:span></text:p>
              <text:p text:style-name="P1"><text:span text:style-name="T1">RenderTexture-flow.js:626:33-91: BaseRenderTexture</text:span></text:p>
              <text:p text:style-name="P1"><text:span text:style-name="T1">RenderTexture-flow.js:626:37-53: [class: BaseRenderTexture]</text:span></text:p>
              <text:p text:style-name="P1"><text:span text:style-name="T1">RenderTexture-flow.js:635:13-29: BaseRenderTexture</text:span></text:p>
              <text:p text:style-name="P1"><text:span text:style-name="T1">RenderTexture-flow.js:685:34-92: BaseRenderTexture</text:span></text:p>
              <text:p text:style-name="P1"><text:span text:style-name="T1">RenderTexture-flow.js:685:38-54: [class: BaseRenderTexture]</text:span></text:p>
            </office:annotation>
            <text:p>9</text:p>
          </table:table-cell>
        </table:table-row>
        <table:table-row table:style-name="ro1">
          <table:table-cell table:style-name="ce10" office:value-type="string">
            <text:p>Textur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601">
            <text:p>60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688">
            <text:p>68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RenderTextur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p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18">
            <office:annotation draw:style-name="gr39" draw:text-style-name="P1" svg:width="1.1413in" svg:height="8.4768in" svg:x="2.9031in" svg:y="0in" draw:caption-point-x="-0.2402in" draw:caption-point-y="0.1799in">
              <dc:creator>LS</dc:creator>
              <dc:date>2018-12-12T00:00:00</dc:date>
              <text:p text:style-name="P1"><text:span text:style-name="T1">Rope-flow.js:701:15-20: Point</text:span></text:p>
              <text:p text:style-name="P1"><text:span text:style-name="T1">Rope-flow.js:701:24-62: Point</text:span></text:p>
              <text:p text:style-name="P1"><text:span text:style-name="T1">Rope-flow.js:701:28-32: [class: Point]</text:span></text:p>
              <text:p text:style-name="P1"><text:span text:style-name="T1">Rope-flow.js:702:15-20: Point</text:span></text:p>
              <text:p text:style-name="P1"><text:span text:style-name="T1">Rope-flow.js:702:24-94: Point</text:span></text:p>
              <text:p text:style-name="P1"><text:span text:style-name="T1">Rope-flow.js:702:28-32: [class: Point]</text:span></text:p>
              <text:p text:style-name="P1"><text:span text:style-name="T1">Rope-flow.js:704:22-27: Point</text:span></text:p>
              <text:p text:style-name="P1"><text:span text:style-name="T1">Rope-flow.js:705:22-27: Point</text:span></text:p>
              <text:p text:style-name="P1"><text:span text:style-name="T1">Rope-flow.js:706:22-27: Point</text:span></text:p>
              <text:p text:style-name="P1"><text:span text:style-name="T1">Rope-flow.js:707:25-30: Point</text:span></text:p>
              <text:p text:style-name="P1"><text:span text:style-name="T1">Rope-flow.js:707:37-42: Point</text:span></text:p>
              <text:p text:style-name="P1"><text:span text:style-name="T1">Rope-flow.js:723:36-41: Point</text:span></text:p>
              <text:p text:style-name="P1"><text:span text:style-name="T1">Rope-flow.js:723:48-53: Point</text:span></text:p>
              <text:p text:style-name="P1"><text:span text:style-name="T1">Rope-flow.js:724:34-39: Point</text:span></text:p>
              <text:p text:style-name="P1"><text:span text:style-name="T1">Rope-flow.js:726:40-45: Point</text:span></text:p>
              <text:p text:style-name="P1"><text:span text:style-name="T1">Rope-flow.js:726:52-57: Point</text:span></text:p>
              <text:p text:style-name="P1"><text:span text:style-name="T1">Rope-flow.js:727:37-42: Point</text:span></text:p>
              <text:p text:style-name="P1"><text:span text:style-name="T1">Rope-flow.js:727:49-54: Point</text:span></text:p>
            </office:annotation>
            <text:p>18</text:p>
          </table:table-cell>
        </table:table-row>
        <table:table-row table:style-name="ro2">
          <table:table-cell table:style-name="ce10" office:value-type="string">
            <text:p>Mesh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634">
            <text:p>63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827">
            <text:p>82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Rop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unded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h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" table:style-name="ta1" table:print="false">
        <table:table-column table:style-name="co24" table:default-cell-style-name="ce2"/>
        <table:table-column table:style-name="co2" table:default-cell-style-name="Default"/>
        <table:table-column table:style-name="co25" table:default-cell-style-name="Default"/>
        <table:table-row table:style-name="ro1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8">
            <office:annotation draw:style-name="gr13" draw:text-style-name="P1" svg:width="1.1413in" svg:height="3.8114in" svg:x="3.7445in" svg:y="0.0118in" draw:caption-point-x="-0.2402in" draw:caption-point-y="0.1799in">
              <dc:creator>LS</dc:creator>
              <dc:date>2018-12-13T00:00:00</dc:date>
              <text:p text:style-name="P1"><text:span text:style-name="T1">Sprite-flow.js:1557:7-15: Point</text:span></text:p>
              <text:p text:style-name="P1"><text:span text:style-name="T1">Sprite-flow.js:1557:19-29: Point</text:span></text:p>
              <text:p text:style-name="P1"><text:span text:style-name="T1">Sprite-flow.js:1557:23-27: [class: Point]</text:span></text:p>
              <text:p text:style-name="P1"><text:span text:style-name="T1">Sprite-flow.js:1899:49-57: Point</text:span></text:p>
              <text:p text:style-name="P1"><text:span text:style-name="T1">Sprite-flow.js:1906:13-21: Point</text:span></text:p>
              <text:p text:style-name="P1"><text:span text:style-name="T1">Sprite-flow.js:1906:33-41: Point</text:span></text:p>
              <text:p text:style-name="P1"><text:span text:style-name="T1">Sprite-flow.js:1910:17-25: Point</text:span></text:p>
              <text:p text:style-name="P1"><text:span text:style-name="T1">Sprite-flow.js:1910:37-45: Point</text:span></text:p>
            </office:annotation>
            <text:p>8</text:p>
          </table:table-cell>
        </table:table-row>
        <table:table-row table:style-name="ro1">
          <table:table-cell office:value-type="string">
            <text:p>Rectangle</text:p>
          </table:table-cell>
          <table:table-cell table:style-name="ce9" office:value-type="float" office:value="1">
            <office:annotation draw:style-name="gr4" draw:text-style-name="P1" svg:width="1.1413in" svg:height="0.5457in" svg:x="2.3366in" svg:y="0.0118in" draw:caption-point-x="-0.2402in" draw:caption-point-y="0.3555in">
              <dc:creator>LS</dc:creator>
              <dc:date>2018-12-13T00:00:00</dc:date>
              <text:p text:style-name="P1"><text:span text:style-name="T1">Sprite-flow.js:1879:21-59: Rectangle</text:span></text:p>
            </office:annotation>
            <text:p>1</text:p>
          </table:table-cell>
          <table:table-cell table:style-name="ce9" office:value-type="float" office:value="8">
            <office:annotation draw:style-name="gr35" draw:text-style-name="P1" svg:width="1.1413in" svg:height="4.4335in" svg:x="3.7445in" svg:y="0.0118in" draw:caption-point-x="-0.2402in" draw:caption-point-y="0.3555in">
              <dc:creator>LS</dc:creator>
              <dc:date>2018-12-13T00:00:00</dc:date>
              <text:p text:style-name="P1"><text:span text:style-name="T1">Sprite-flow.js:1865:20-23: void | Rectangle</text:span></text:p>
              <text:p text:style-name="P1"><text:span text:style-name="T1">Sprite-flow.js:1875:18-21: void | Rectangle</text:span></text:p>
              <text:p text:style-name="P1"><text:span text:style-name="T1">Sprite-flow.js:1879:45-59: Rectangle</text:span></text:p>
              <text:p text:style-name="P1"><text:span text:style-name="T1">Sprite-flow.js:1879:49-57: [class: Rectangle]</text:span></text:p>
              <text:p text:style-name="P1"><text:span text:style-name="T1">Sprite-flow.js:1882:17-44: Rectangle</text:span></text:p>
              <text:p text:style-name="P1"><text:span text:style-name="T1">Sprite-flow.js:1882:24-44: Rectangle</text:span></text:p>
              <text:p text:style-name="P1"><text:span text:style-name="T1">Sprite-flow.js:1885:46-49: Rectangle</text:span></text:p>
              <text:p text:style-name="P1"><text:span text:style-name="T1">Sprite-flow.js:1888:48-51: void | Rectangle</text:span></text:p>
            </office:annotation>
            <text:p>8</text:p>
          </table:table-cell>
        </table:table-row>
        <table:table-row table:style-name="ro1">
          <table:table-cell office:value-type="string">
            <text:p>ObservablePoint</text:p>
          </table:table-cell>
          <table:table-cell table:style-name="ce9" office:value-type="float" office:value="1">
            <office:annotation draw:style-name="gr6" draw:text-style-name="P1" svg:width="1.1413in" svg:height="0.7012in" svg:x="2.3366in" svg:y="0.0232in" draw:caption-point-x="-0.2402in" draw:caption-point-y="0.5315in">
              <dc:creator>LS</dc:creator>
              <dc:date>2018-12-13T00:00:00</dc:date>
              <text:p text:style-name="P1"><text:span text:style-name="T1">Sprite-flow.js:1577:9-70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7445in" svg:y="0.0232in" draw:caption-point-x="-0.2402in" draw:caption-point-y="0.5315in">
              <dc:creator>LS</dc:creator>
              <dc:date>2018-12-13T00:00:00</dc:date>
              <text:p text:style-name="P1"><text:span text:style-name="T1">Sprite-flow.js:1577:24-70: ObservablePoint</text:span></text:p>
              <text:p text:style-name="P1"><text:span text:style-name="T1">Sprite-flow.js:1577:28-42: [class: ObservablePoint]</text:span></text:p>
            </office:annotation>
            <text:p>2</text:p>
          </table:table-cell>
        </table:table-row>
        <table:table-row table:style-name="ro1">
          <table:table-cell office:value-type="string">
            <text:p>Texture</text:p>
          </table:table-cell>
          <table:table-cell table:style-name="ce9" office:value-type="float" office:value="2">
            <office:annotation draw:style-name="gr2" draw:text-style-name="P1" svg:width="1.1413in" svg:height="1.0122in" svg:x="2.3366in" svg:y="0.1476in" draw:caption-point-x="-0.2402in" draw:caption-point-y="0.5949in">
              <dc:creator>LS</dc:creator>
              <dc:date>2018-12-13T00:00:00</dc:date>
              <text:p text:style-name="P1"><text:span text:style-name="T1">Sprite-flow.js:1640:9-47: Texture</text:span></text:p>
              <text:p text:style-name="P1"><text:span text:style-name="T1">Sprite-flow.js:2118:9-29: Texture</text:span></text:p>
            </office:annotation>
            <text:p>2</text:p>
          </table:table-cell>
          <table:table-cell table:style-name="ce9" office:value-type="float" office:value="20">
            <office:annotation draw:style-name="gr40" draw:text-style-name="P1" svg:width="1.1413in" svg:height="10.1874in" svg:x="3.7445in" svg:y="0.1472in" draw:caption-point-x="-0.2402in" draw:caption-point-y="0.5953in">
              <dc:creator>LS</dc:creator>
              <dc:date>2018-12-13T00:00:00</dc:date>
              <text:p text:style-name="P1"><text:span text:style-name="T1">Sprite-flow.js:1564:17-23: void | Texture</text:span></text:p>
              <text:p text:style-name="P1"><text:span text:style-name="T1">Sprite-flow.js:1640:24-30: void | Texture</text:span></text:p>
              <text:p text:style-name="P1"><text:span text:style-name="T1">Sprite-flow.js:1640:24-47: Texture</text:span></text:p>
              <text:p text:style-name="P1"><text:span text:style-name="T1">Sprite-flow.js:1640:35-41: [class: Texture]</text:span></text:p>
              <text:p text:style-name="P1"><text:span text:style-name="T1">Sprite-flow.js:1674:63-74: Texture</text:span></text:p>
              <text:p text:style-name="P1"><text:span text:style-name="T1">Sprite-flow.js:1679:64-75: Texture</text:span></text:p>
              <text:p text:style-name="P1"><text:span text:style-name="T1">Sprite-flow.js:1960:27-33: [class: Texture]</text:span></text:p>
              <text:p text:style-name="P1"><text:span text:style-name="T1">Sprite-flow.js:1960:27-46: Texture</text:span></text:p>
              <text:p text:style-name="P1"><text:span text:style-name="T1">Sprite-flow.js:1996:27-33: [class: Texture]</text:span></text:p>
              <text:p text:style-name="P1"><text:span text:style-name="T1">Sprite-flow.js:1996:27-76: Texture</text:span></text:p>
              <text:p text:style-name="P1"><text:span text:style-name="T1">Sprite-flow.js:2007:41-52: Texture</text:span></text:p>
              <text:p text:style-name="P1"><text:span text:style-name="T1">Sprite-flow.js:2019:36-47: Texture</text:span></text:p>
              <text:p text:style-name="P1"><text:span text:style-name="T1">Sprite-flow.js:2031:41-52: Texture</text:span></text:p>
              <text:p text:style-name="P1"><text:span text:style-name="T1">Sprite-flow.js:2043:36-47: Texture</text:span></text:p>
              <text:p text:style-name="P1"><text:span text:style-name="T1">Sprite-flow.js:2111:17-21: Texture</text:span></text:p>
              <text:p text:style-name="P1"><text:span text:style-name="T1">Sprite-flow.js:2113:31-35: Texture</text:span></text:p>
              <text:p text:style-name="P1"><text:span text:style-name="T1">Sprite-flow.js:2118:25-29: Texture</text:span></text:p>
              <text:p text:style-name="P1"><text:span text:style-name="T1">Sprite-flow.js:2123:13-17: Texture</text:span></text:p>
              <text:p text:style-name="P1"><text:span text:style-name="T1">Sprite-flow.js:2126:17-21: Texture</text:span></text:p>
              <text:p text:style-name="P1"><text:span text:style-name="T1">Sprite-flow.js:2132:17-21: Texture</text:span></text:p>
            </office:annotation>
            <text:p>20</text:p>
          </table:table-cell>
        </table:table-row>
        <table:table-row table:style-name="ro1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557">
            <text:p>1557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2137">
            <text:p>213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prite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Mask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217in" draw:caption-point-x="-0.2402in" draw:caption-point-y="0.1701in">
              <dc:creator>LS</dc:creator>
              <dc:date>2018-09-13T00:00:00</dc:date>
              <text:p text:style-name="P1"><text:span text:style-name="T1">SpriteMaskFilter-flow.js:675:9-36: Matrix</text:span></text:p>
            </office:annotation>
            <text:p>1</text:p>
          </table:table-cell>
          <table:table-cell table:style-name="ce9" office:value-type="float" office:value="4">
            <office:annotation draw:style-name="gr41" draw:text-style-name="P1" svg:width="1.1413in" svg:height="2.1008in" svg:x="2.9031in" svg:y="0.0217in" draw:caption-point-x="-0.2402in" draw:caption-point-y="0.1701in">
              <dc:creator>LS</dc:creator>
              <dc:date>2018-09-13T00:00:00</dc:date>
              <text:p text:style-name="P1"><text:span text:style-name="T1">SpriteMaskFilter-flow.js:665:15-24: Matrix</text:span></text:p>
              <text:p text:style-name="P1"><text:span text:style-name="T1">SpriteMaskFilter-flow.js:665:28-39: Matrix</text:span></text:p>
              <text:p text:style-name="P1"><text:span text:style-name="T1">SpriteMaskFilter-flow.js:665:32-37: [class: Matrix]</text:span></text:p>
              <text:p text:style-name="P1"><text:span text:style-name="T1">SpriteMaskFilter-flow.js:675:27-36: Matrix</text:span></text:p>
            </office:annotation>
            <text:p>4</text:p>
          </table:table-cell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649">
            <text:p>64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696">
            <text:p>69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priteMask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Renderer" table:style-name="ta1" table:print="false">
        <table:table-column table:style-name="co26" table:default-cell-style-name="ce1"/>
        <table:table-column table:style-name="co2" table:default-cell-style-name="Default"/>
        <table:table-column table:style-name="co2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7327in" svg:y="0in" draw:caption-point-x="-0.2402in" draw:caption-point-y="0.1799in">
              <dc:creator>LS</dc:creator>
              <dc:date>2018-12-14T00:00:00</dc:date>
              <text:p text:style-name="P1"><text:span text:style-name="T1">SpriteRenderer-flow.js:1074:1-13: [class: WebGLRenderer]</text:span></text:p>
            </office:annotation>
            <text:p>1</text:p>
          </table:table-cell>
        </table:table-row>
        <table:table-row table:style-name="ro2">
          <table:table-cell table:style-name="ce2" office:value-type="string">
            <text:p>Buffer</text:p>
          </table:table-cell>
          <table:table-cell table:style-name="ce9" office:value-type="float" office:value="1">
            <office:annotation draw:style-name="gr4" draw:text-style-name="P1" svg:width="1.1413in" svg:height="0.5457in" svg:x="2.3248in" svg:y="0in" draw:caption-point-x="-0.2402in" draw:caption-point-y="0.3555in">
              <dc:creator>LS</dc:creator>
              <dc:date>2018-12-14T00:00:00</dc:date>
              <text:p text:style-name="P1"><text:span text:style-name="T1">SpriteRenderer-flow.js:694:31-67: Buffer</text:span></text:p>
            </office:annotation>
            <text:p>1</text:p>
          </table:table-cell>
          <table:table-cell table:style-name="ce9" office:value-type="float" office:value="1">
            <office:annotation draw:style-name="gr6" draw:text-style-name="P1" svg:width="1.1413in" svg:height="0.7012in" svg:x="3.7327in" svg:y="0in" draw:caption-point-x="-0.2402in" draw:caption-point-y="0.3555in">
              <dc:creator>LS</dc:creator>
              <dc:date>2018-12-14T00:00:00</dc:date>
              <text:p text:style-name="P1"><text:span text:style-name="T1">SpriteRenderer-flow.js:694:35-40: [class: Buffer]</text:span></text:p>
            </office:annotation>
            <text:p>1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657">
            <text:p>65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Sprite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tenci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tencil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ystem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25" draw:text-style-name="P1" svg:width="1.1413in" svg:height="3.0339in" svg:x="2.9031in" svg:y="0.024in" draw:caption-point-x="-0.2402in" draw:caption-point-y="0.1461in">
              <dc:creator>LS</dc:creator>
              <dc:date>2018-09-11T00:00:00</dc:date>
              <text:p text:style-name="P1"><text:span text:style-name="T1">SystemRenderer-flow.js:1310:7-16: Matrix</text:span></text:p>
              <text:p text:style-name="P1"><text:span text:style-name="T1">SystemRenderer-flow.js:1310:20-31: Matrix</text:span></text:p>
              <text:p text:style-name="P1"><text:span text:style-name="T1">SystemRenderer-flow.js:1310:24-29: [class: Matrix]</text:span></text:p>
              <text:p text:style-name="P1"><text:span text:style-name="T1">SystemRenderer-flow.js:1531:9-18: Matrix</text:span></text:p>
              <text:p text:style-name="P1"><text:span text:style-name="T1">SystemRenderer-flow.js:1532:9-18: Matrix</text:span></text:p>
              <text:p text:style-name="P1"><text:span text:style-name="T1">SystemRenderer-flow.js:1534:58-67: Matrix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Container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9-55: Container</text:span></text:p>
              <text:p text:style-name="P1"><text:span text:style-name="T1">SystemRenderer-flow.js:1492:9-64: Container</text:span></text:p>
            </office:annotation>
            <text:p>2</text:p>
          </table:table-cell>
          <table:table-cell table:style-name="ce9" office:value-type="float" office:value="3">
            <office:annotation draw:style-name="gr1" draw:text-style-name="P1" svg:width="1.1413in" svg:height="1.6343in" svg:x="2.9031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41-55: Container</text:span></text:p>
              <text:p text:style-name="P1"><text:span text:style-name="T1">SystemRenderer-flow.js:1484:45-53: [class: Container]</text:span></text:p>
              <text:p text:style-name="P1"><text:span text:style-name="T1">SystemRenderer-flow.js:1492:36-64: Container</text:span></text:p>
            </office:annotation>
            <text:p>3</text:p>
          </table:table-cell>
        </table:table-row>
        <table:table-row table:style-name="ro4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2.9031in" svg:y="0in" draw:caption-point-x="-0.2402in" draw:caption-point-y="0.4969in">
              <dc:creator>LS</dc:creator>
              <dc:date>2018-09-11T00:00:00</dc:date>
              <text:p text:style-name="P1"><text:span text:style-name="T1">SystemRenderer-flow.js:1529:15-27: RenderTexture</text:span></text:p>
              <text:p text:style-name="P1"><text:span text:style-name="T1">SystemRenderer-flow.js:1529:31-43: [class: RenderTexture]</text:span></text:p>
              <text:p text:style-name="P1"><text:span text:style-name="T1">SystemRenderer-flow.js:1529:31-110: RenderTexture</text:span></text:p>
              <text:p text:style-name="P1"><text:span text:style-name="T1">SystemRenderer-flow.js:1534:36-48: RenderTexture</text:span></text:p>
              <text:p text:style-name="P1"><text:span text:style-name="T1">SystemRenderer-flow.js:1536:16-28: RenderTexture</text:span></text:p>
            </office:annotation>
            <text:p>5</text:p>
          </table:table-cell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0142in" svg:y="0.0657in" draw:caption-point-x="-0.2402in" draw:caption-point-y="0.5969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Textur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165in" draw:caption-point-x="-0.2402in" draw:caption-point-y="0.1752in">
              <dc:creator>LS</dc:creator>
              <dc:date>2018-11-13T00:00:00</dc:date>
              <text:p text:style-name="P1"><text:span text:style-name="T1">Text-flow.js:2440:41-52: Texture</text:span></text:p>
            </office:annotation>
            <text:p>1</text:p>
          </table:table-cell>
          <table:table-cell table:style-name="ce9" office:value-type="float" office:value="8">
            <office:annotation draw:style-name="gr42" draw:text-style-name="P1" svg:width="1.1413in" svg:height="3.9669in" svg:x="2.9031in" svg:y="0.0165in" draw:caption-point-x="-0.2402in" draw:caption-point-y="0.1752in">
              <dc:creator>LS</dc:creator>
              <dc:date>2018-11-13T00:00:00</dc:date>
              <text:p text:style-name="P1"><text:span text:style-name="T1">Text-flow.js:1768:15-21: Texture</text:span></text:p>
              <text:p text:style-name="P1"><text:span text:style-name="T1">Text-flow.js:1768:25-31: [class: Texture]</text:span></text:p>
              <text:p text:style-name="P1"><text:span text:style-name="T1">Text-flow.js:1768:25-50: Texture</text:span></text:p>
              <text:p text:style-name="P1"><text:span text:style-name="T1">Text-flow.js:1770:9-15: Texture</text:span></text:p>
              <text:p text:style-name="P1"><text:span text:style-name="T1">Text-flow.js:1771:9-15: Texture</text:span></text:p>
              <text:p text:style-name="P1"><text:span text:style-name="T1">Text-flow.js:1773:15-21: Texture</text:span></text:p>
              <text:p text:style-name="P1"><text:span text:style-name="T1">Text-flow.js:2454:36-47: Texture</text:span></text:p>
              <text:p text:style-name="P1"><text:span text:style-name="T1">Text-flow.js:2482:36-47: Texture</text:span></text:p>
            </office:annotation>
            <text:p>8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/>
          <table:table-cell table:style-name="ce9" office:value-type="float" office:value="6">
            <office:annotation draw:style-name="gr16" draw:text-style-name="P1" svg:width="1.1413in" svg:height="3.3449in" svg:x="2.9031in" svg:y="0.0331in" draw:caption-point-x="-0.2402in" draw:caption-point-y="0.3461in">
              <dc:creator>LS</dc:creator>
              <dc:date>2018-11-13T00:00:00</dc:date>
              <text:p text:style-name="P1"><text:span text:style-name="T1">Text-flow.js:1770:9-38: Rectangle</text:span></text:p>
              <text:p text:style-name="P1"><text:span text:style-name="T1">Text-flow.js:1770:24-38: Rectangle</text:span></text:p>
              <text:p text:style-name="P1"><text:span text:style-name="T1">Text-flow.js:1770:28-36: [class: Rectangle]</text:span></text:p>
              <text:p text:style-name="P1"><text:span text:style-name="T1">Text-flow.js:1771:9-38: Rectangle</text:span></text:p>
              <text:p text:style-name="P1"><text:span text:style-name="T1">Text-flow.js:1771:24-38: Rectangle</text:span></text:p>
              <text:p text:style-name="P1"><text:span text:style-name="T1">Text-flow.js:1771:28-36: [class: Rectangle]</text:span></text:p>
              <text:p text:style-name="P1"><text:span text:style-name="T1"/></text:p>
            </office:annotation>
            <text:p>6</text:p>
          </table:table-cell>
        </table:table-row>
        <table:table-row table:style-name="ro2">
          <table:table-cell table:style-name="ce2" office:value-type="string">
            <text:p>TextStyl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496in" draw:caption-point-x="-0.2402in" draw:caption-point-y="0.5169in">
              <dc:creator>LS</dc:creator>
              <dc:date>2018-11-13T00:00:00</dc:date>
              <text:p text:style-name="P1"><text:span text:style-name="T1">Text-flow.js:2513:13-46: TextStyle</text:span></text:p>
            </office:annotation>
            <text:p>1</text:p>
          </table:table-cell>
          <table:table-cell table:style-name="ce9" office:value-type="float" office:value="3">
            <office:annotation draw:style-name="gr43" draw:text-style-name="P1" svg:width="1.1413in" svg:height="1.7898in" svg:x="2.9031in" svg:y="0.0496in" draw:caption-point-x="-0.2402in" draw:caption-point-y="0.5169in">
              <dc:creator>LS</dc:creator>
              <dc:date>2018-11-13T00:00:00</dc:date>
              <text:p text:style-name="P1"><text:span text:style-name="T1">Text-flow.js:2507:30-38: [class: TextStyle]</text:span></text:p>
              <text:p text:style-name="P1"><text:span text:style-name="T1">Text-flow.js:2513:27-46: TextStyle</text:span></text:p>
              <text:p text:style-name="P1"><text:span text:style-name="T1">Text-flow.js:2513:31-39: [class: TextStyle]</text:span></text:p>
            </office:annotation>
            <text:p>3</text:p>
          </table:table-cell>
        </table:table-row>
        <table:table-row table:style-name="ro2">
          <table:table-cell table:style-name="ce3" office:value-type="string">
            <text:p>Sprit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755">
            <text:p>1755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2549">
            <text:p>2549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Styl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3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Styl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" table:style-name="ta1" table:print="false">
        <table:table-column table:style-name="co27" table:default-cell-style-name="ce2"/>
        <table:table-column table:style-name="co2" table:number-columns-repeated="2" table:default-cell-style-name="Default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BaseTexture</text:p>
          </table:table-cell>
          <table:table-cell table:style-name="ce9" office:value-type="float" office:value="1">
            <office:annotation draw:style-name="gr6" draw:text-style-name="P1" svg:width="1.1413in" svg:height="0.7012in" svg:x="2.4673in" svg:y="0in" draw:caption-point-x="-0.2402in" draw:caption-point-y="0.1799in">
              <dc:creator>LS</dc:creator>
              <dc:date>2018-11-15T00:00:00</dc:date>
              <text:p text:style-name="P1"><text:span text:style-name="T1">Texture-flow.js:1371:9-38: [class: BaseTexture]</text:span></text:p>
            </office:annotation>
            <text:p>1</text:p>
          </table:table-cell>
          <table:table-cell table:style-name="ce9" office:value-type="float" office:value="16">
            <office:annotation draw:style-name="gr44" draw:text-style-name="P1" svg:width="1.1413in" svg:height="10.6539in" svg:x="3.3563in" svg:y="0in" draw:caption-point-x="-0.2402in" draw:caption-point-y="0.1799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371:28-38: [class: BaseTexture]</text:span></text:p>
              <text:p text:style-name="P1"><text:span text:style-name="T1">Texture-flow.js:1429:13-23: [class: BaseTexture]</text:span></text:p>
              <text:p text:style-name="P1"><text:span text:style-name="T1">Texture-flow.js:1433:45-55: [class: BaseTexture]</text:span></text:p>
              <text:p text:style-name="P1"><text:span text:style-name="T1">Texture-flow.js:1433:64-74: [class: BaseTexture]</text:span></text:p>
              <text:p text:style-name="P1"><text:span text:style-name="T1">Texture-flow.js:1436:17-27: [class: BaseTexture]</text:span></text:p>
              <text:p text:style-name="P1"><text:span text:style-name="T1">Texture-flow.js:1442:13-23: [class: BaseTexture]</text:span></text:p>
              <text:p text:style-name="P1"><text:span text:style-name="T1">Texture-flow.js:1587:35-45: [class: BaseTexture]</text:span></text:p>
              <text:p text:style-name="P1"><text:span text:style-name="T1">Texture-flow.js:1587:35-102: BaseTexture</text:span></text:p>
              <text:p text:style-name="P1"><text:span text:style-name="T1">Texture-flow.js:1624:28-38: [class: BaseTexture]</text:span></text:p>
              <text:p text:style-name="P1"><text:span text:style-name="T1">Texture-flow.js:1624:28-68: BaseTexture</text:span></text:p>
              <text:p text:style-name="P1"><text:span text:style-name="T1">Texture-flow.js:1697:36-46: [class: BaseTexture]</text:span></text:p>
              <text:p text:style-name="P1"><text:span text:style-name="T1">Texture-flow.js:1699:32-42: [class: BaseTexture]</text:span></text:p>
              <text:p text:style-name="P1"><text:span text:style-name="T1">Texture-flow.js:1832:29-45: BaseTexture</text:span></text:p>
              <text:p text:style-name="P1"><text:span text:style-name="T1">Texture-flow.js:1832:33-43: [class: BaseTexture]</text:span></text:p>
            </office:annotation>
            <text:p>16</text:p>
          </table:table-cell>
        </table:table-row>
        <table:table-row table:style-name="ro2">
          <table:table-cell office:value-type="string">
            <text:p>VideoBaseTexture</text:p>
          </table:table-cell>
          <table:table-cell table:style-name="ce9"/>
          <table:table-cell table:style-name="ce9" office:value-type="float" office:value="6">
            <office:annotation draw:style-name="gr45" draw:text-style-name="P1" svg:width="1.1413in" svg:height="5.3665in" svg:x="3.3563in" svg:y="0in" draw:caption-point-x="-0.2402in" draw:caption-point-y="0.3555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642:28-43: [class: VideoBaseTexture]</text:span></text:p>
              <text:p text:style-name="P1"><text:span text:style-name="T1">Texture-flow.js:1642:28-71: VideoBaseTexture</text:span></text:p>
              <text:p text:style-name="P1"><text:span text:style-name="T1">Texture-flow.js:1655:28-43: [class: VideoBaseTexture]</text:span></text:p>
              <text:p text:style-name="P1"><text:span text:style-name="T1">Texture-flow.js:1655:28-72: VideoBaseTexture</text:span></text:p>
            </office:annotation>
            <text:p>6</text:p>
          </table:table-cell>
        </table:table-row>
        <table:table-row table:style-name="ro2">
          <table:table-cell office:value-type="string">
            <text:p>TextureUvs</text:p>
          </table:table-cell>
          <table:table-cell table:style-name="ce9" office:value-type="float" office:value="1">
            <office:annotation draw:style-name="gr4" draw:text-style-name="P1" svg:width="1.1413in" svg:height="0.5457in" svg:x="2.4673in" svg:y="0in" draw:caption-point-x="-0.2402in" draw:caption-point-y="0.5315in">
              <dc:creator>LS</dc:creator>
              <dc:date>2018-11-15T00:00:00</dc:date>
              <text:p text:style-name="P1"><text:span text:style-name="T1">Texture-flow.js:1562:13-40: TextureUvs</text:span></text:p>
            </office:annotation>
            <text:p>1</text:p>
          </table:table-cell>
          <table:table-cell table:style-name="ce9" office:value-type="float" office:value="3">
            <office:annotation draw:style-name="gr1" draw:text-style-name="P1" svg:width="1.1413in" svg:height="1.6343in" svg:x="3.3563in" svg:y="0in" draw:caption-point-x="-0.2402in" draw:caption-point-y="0.5315in">
              <dc:creator>LS</dc:creator>
              <dc:date>2018-11-15T00:00:00</dc:date>
              <text:p text:style-name="P1"><text:span text:style-name="T1">Texture-flow.js:1562:25-40: TextureUvs</text:span></text:p>
              <text:p text:style-name="P1"><text:span text:style-name="T1">Texture-flow.js:1562:29-38: [class: TextureUvs]</text:span></text:p>
              <text:p text:style-name="P1"><text:span text:style-name="T1">Texture-flow.js:1565:9-17: TextureUvs</text:span></text:p>
            </office:annotation>
            <text:p>3</text:p>
          </table:table-cell>
        </table:table-row>
        <table:table-row table:style-name="ro2">
          <table:table-cell office:value-type="string">
            <text:p>Rectangle</text:p>
          </table:table-cell>
          <table:table-cell table:style-name="ce9" office:value-type="float" office:value="3">
            <office:annotation draw:style-name="gr7" draw:text-style-name="P1" svg:width="1.1413in" svg:height="1.4787in" svg:x="2.4673in" svg:y="0.1122in" draw:caption-point-x="-0.2402in" draw:caption-point-y="0.5949in">
              <dc:creator>LS</dc:creator>
              <dc:date>2018-11-15T00:00:00</dc:date>
              <text:p text:style-name="P1"><text:span text:style-name="T1">Texture-flow.js:1379:9-27: Rectangle</text:span></text:p>
              <text:p text:style-name="P1"><text:span text:style-name="T1">Texture-flow.js:1415:9-33: Rectangle</text:span></text:p>
              <text:p text:style-name="P1"><text:span text:style-name="T1">Texture-flow.js:1438:13-30: Rectangle</text:span></text:p>
            </office:annotation>
            <text:p>3</text:p>
          </table:table-cell>
          <table:table-cell table:style-name="ce9" office:value-type="float" office:value="28">
            <office:annotation draw:style-name="gr34" draw:text-style-name="P1" svg:width="1.1413in" svg:height="13.9197in" svg:x="3.3563in" svg:y="0.1118in" draw:caption-point-x="-0.2402in" draw:caption-point-y="0.5953in">
              <dc:creator>LS</dc:creator>
              <dc:date>2018-11-15T00:00:00</dc:date>
              <text:p text:style-name="P1"><text:span text:style-name="T1">Texture-flow.js:1344:30-34: void | Rectangle</text:span></text:p>
              <text:p text:style-name="P1"><text:span text:style-name="T1">Texture-flow.js:1355:14-18: void | Rectangle</text:span></text:p>
              <text:p text:style-name="P1"><text:span text:style-name="T1">Texture-flow.js:1358:13-45: Rectangle</text:span></text:p>
              <text:p text:style-name="P1"><text:span text:style-name="T1">Texture-flow.js:1358:21-45: Rectangle</text:span></text:p>
              <text:p text:style-name="P1"><text:span text:style-name="T1">Texture-flow.js:1358:25-33: [class: Rectangle]</text:span></text:p>
              <text:p text:style-name="P1"><text:span text:style-name="T1">Texture-flow.js:1379:23-27: Rectangle</text:span></text:p>
              <text:p text:style-name="P1"><text:span text:style-name="T1">Texture-flow.js:1415:21-33: Rectangle</text:span></text:p>
              <text:p text:style-name="P1"><text:span text:style-name="T1">Texture-flow.js:1415:29-33: Rectangle</text:span></text:p>
              <text:p text:style-name="P1"><text:span text:style-name="T1">Texture-flow.js:1433:17-82: Rectangle</text:span></text:p>
              <text:p text:style-name="P1"><text:span text:style-name="T1">Texture-flow.js:1433:25-82: Rectangle</text:span></text:p>
              <text:p text:style-name="P1"><text:span text:style-name="T1">Texture-flow.js:1433:29-37: [class: Rectangle]</text:span></text:p>
              <text:p text:style-name="P1"><text:span text:style-name="T1">Texture-flow.js:1438:26-30: Rectangle</text:span></text:p>
              <text:p text:style-name="P1"><text:span text:style-name="T1">Texture-flow.js:1478:13-83: Rectangle</text:span></text:p>
              <text:p text:style-name="P1"><text:span text:style-name="T1">Texture-flow.js:1478:26-83: Rectangle</text:span></text:p>
              <text:p text:style-name="P1"><text:span text:style-name="T1">Texture-flow.js:1478:30-38: [class: Rectangle]</text:span></text:p>
              <text:p text:style-name="P1"><text:span text:style-name="T1">Texture-flow.js:1550:46-55: Rectangle</text:span></text:p>
              <text:p text:style-name="P1"><text:span text:style-name="T1">Texture-flow.js:1751:15-19: Rectangle</text:span></text:p>
              <text:p text:style-name="P1"><text:span text:style-name="T1">Texture-flow.js:1753:9-27: Rectangle</text:span></text:p>
              <text:p text:style-name="P1"><text:span text:style-name="T1">Texture-flow.js:1753:23-27: Rectangle</text:span></text:p>
              <text:p text:style-name="P1"><text:span text:style-name="T1">Texture-flow.js:1757:13-17: Rectangle</text:span></text:p>
              <text:p text:style-name="P1"><text:span text:style-name="T1">Texture-flow.js:1757:23-27: Rectangle</text:span></text:p>
              <text:p text:style-name="P1"><text:span text:style-name="T1">Texture-flow.js:1757:63-67: Rectangle</text:span></text:p>
              <text:p text:style-name="P1"><text:span text:style-name="T1">Texture-flow.js:1757:73-77: Rectangle</text:span></text:p>
              <text:p text:style-name="P1"><text:span text:style-name="T1">Texture-flow.js:1763:22-26: Rectangle</text:span></text:p>
              <text:p text:style-name="P1"><text:span text:style-name="T1">Texture-flow.js:1763:31-35: Rectangle</text:span></text:p>
              <text:p text:style-name="P1"><text:span text:style-name="T1">Texture-flow.js:1763:46-50: Rectangle</text:span></text:p>
              <text:p text:style-name="P1"><text:span text:style-name="T1">Texture-flow.js:1767:13-29: Rectangle</text:span></text:p>
              <text:p text:style-name="P1"><text:span text:style-name="T1">Texture-flow.js:1767:25-29: Rectangle</text:span></text:p>
            </office:annotation>
            <text:p>28</text:p>
          </table:table-cell>
        </table:table-row>
        <table:table-row table:style-name="ro2">
          <table:table-cell table:style-name="ce3" office:value-type="string">
            <text:p>EventEmitter</text:p>
          </table:table-cell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335">
            <text:p>1335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837">
            <text:p>183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GarbageCollecto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ureGarbageCollecto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Manager" table:style-name="ta1" table:print="false">
        <table:table-column table:style-name="co28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nderTarget</text:p>
          </table:table-cell>
          <table:table-cell table:style-name="ce9"/>
          <table:table-cell table:style-name="ce9" office:value-type="float" office:value="7">
            <office:annotation draw:style-name="gr46" draw:text-style-name="P1" svg:width="1.1413in" svg:height="4.9in" svg:x="2.9846in" svg:y="0.0276in" draw:caption-point-x="-0.2402in" draw:caption-point-y="0.1642in">
              <dc:creator>LS</dc:creator>
              <dc:date>2018-11-06T00:00:00</dc:date>
              <text:p text:style-name="P1"><text:span text:style-name="T1">TextureManager-flow.js:405:23-34: RenderTarget</text:span></text:p>
              <text:p text:style-name="P1"><text:span text:style-name="T1">TextureManager-flow.js:405:38,411:17: RenderTarget</text:span></text:p>
              <text:p text:style-name="P1"><text:span text:style-name="T1">TextureManager-flow.js:405:42-53: [class: RenderTarget]</text:span></text:p>
              <text:p text:style-name="P1"><text:span text:style-name="T1">TextureManager-flow.js:413:17-28: RenderTarget</text:span></text:p>
              <text:p text:style-name="P1"><text:span text:style-name="T1">TextureManager-flow.js:414:17-82: RenderTarget</text:span></text:p>
              <text:p text:style-name="P1"><text:span text:style-name="T1">TextureManager-flow.js:414:71-82: RenderTarget</text:span></text:p>
              <text:p text:style-name="P1"><text:span text:style-name="T1">TextureManager-flow.js:415:29-40: RenderTarget</text:span></text:p>
              <text:p text:style-name="P1"><text:span text:style-name="T1"/></text:p>
              <text:p text:style-name="P1"><text:span text:style-name="T1"/></text:p>
            </office:annotation>
            <text:p>7</text:p>
          </table:table-cell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334">
            <text:p>334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549">
            <text:p>549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ure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Uvs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ureUvs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ick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ick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ilingShader" table:style-name="ta1" table:print="false">
        <table:table-column table:style-name="co29" table:default-cell-style-name="ce1"/>
        <table:table-column table:style-name="co2" table:default-cell-style-name="Default"/>
        <table:table-column table:style-name="co2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Shad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ilingSh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ilingSprite" table:style-name="ta1" table:print="false">
        <table:table-column table:style-name="co30" table:default-cell-style-name="ce2"/>
        <table:table-column table:style-name="co2" table:default-cell-style-name="ce9"/>
        <table:table-column table:style-name="co25" table:default-cell-style-name="ce9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Point</text:p>
          </table:table-cell>
          <table:table-cell office:value-type="float" office:value="2">
            <office:annotation draw:style-name="gr2" draw:text-style-name="P1" svg:width="1.1413in" svg:height="1.0122in" svg:x="2.6256in" svg:y="0in" draw:caption-point-x="-0.2402in" draw:caption-point-y="0.1646in">
              <dc:creator>LS</dc:creator>
              <dc:date>2018-12-15T00:00:00</dc:date>
              <text:p text:style-name="P1"><text:span text:style-name="T1">TilingSprite-flow.js:1847:9-40: Point</text:span></text:p>
              <text:p text:style-name="P1"><text:span text:style-name="T1">TilingSprite-flow.js:1854:9-43: Point</text:span></text:p>
            </office:annotation>
            <text:p>2</text:p>
          </table:table-cell>
          <table:table-cell office:value-type="float" office:value="12">
            <office:annotation draw:style-name="gr47" draw:text-style-name="P1" svg:width="1.1413in" svg:height="5.6776in" svg:x="4.0335in" svg:y="0in" draw:caption-point-x="-0.2402in" draw:caption-point-y="0.1646in">
              <dc:creator>LS</dc:creator>
              <dc:date>2018-12-15T00:00:00</dc:date>
              <text:p text:style-name="P1"><text:span text:style-name="T1">TilingSprite-flow.js:1822:7-15: Point</text:span></text:p>
              <text:p text:style-name="P1"><text:span text:style-name="T1">TilingSprite-flow.js:1822:19-29: Point</text:span></text:p>
              <text:p text:style-name="P1"><text:span text:style-name="T1">TilingSprite-flow.js:1822:23-27: [class: Point]</text:span></text:p>
              <text:p text:style-name="P1"><text:span text:style-name="T1">TilingSprite-flow.js:1847:26-40: Point</text:span></text:p>
              <text:p text:style-name="P1"><text:span text:style-name="T1">TilingSprite-flow.js:1847:30-34: [class: Point]</text:span></text:p>
              <text:p text:style-name="P1"><text:span text:style-name="T1">TilingSprite-flow.js:1854:29-43: Point</text:span></text:p>
              <text:p text:style-name="P1"><text:span text:style-name="T1">TilingSprite-flow.js:1854:33-37: [class: Point]</text:span></text:p>
              <text:p text:style-name="P1"><text:span text:style-name="T1">TilingSprite-flow.js:2180:49-57: Point</text:span></text:p>
              <text:p text:style-name="P1"><text:span text:style-name="T1">TilingSprite-flow.js:2186:13-21: Point</text:span></text:p>
              <text:p text:style-name="P1"><text:span text:style-name="T1">TilingSprite-flow.js:2186:33-41: Point</text:span></text:p>
              <text:p text:style-name="P1"><text:span text:style-name="T1">TilingSprite-flow.js:2190:17-25: Point</text:span></text:p>
              <text:p text:style-name="P1"><text:span text:style-name="T1">TilingSprite-flow.js:2190:37-45: Point</text:span></text:p>
            </office:annotation>
            <text:p>12</text:p>
          </table:table-cell>
        </table:table-row>
        <table:table-row table:style-name="ro3">
          <table:table-cell office:value-type="string">
            <text:p>TextureUvs</text:p>
          </table:table-cell>
          <table:table-cell office:value-type="float" office:value="1">
            <office:annotation draw:style-name="gr4" draw:text-style-name="P1" svg:width="1.1413in" svg:height="0.5457in" svg:x="2.6256in" svg:y="0in" draw:caption-point-x="-0.2402in" draw:caption-point-y="0.3252in">
              <dc:creator>LS</dc:creator>
              <dc:date>2018-12-15T00:00:00</dc:date>
              <text:p text:style-name="P1"><text:span text:style-name="T1">TilingSprite-flow.js:1880:9-36: TextureUvs</text:span></text:p>
            </office:annotation>
            <text:p>1</text:p>
          </table:table-cell>
          <table:table-cell office:value-type="float" office:value="2">
            <office:annotation draw:style-name="gr8" draw:text-style-name="P1" svg:width="1.1413in" svg:height="1.1677in" svg:x="4.0335in" svg:y="0in" draw:caption-point-x="-0.2402in" draw:caption-point-y="0.3252in">
              <dc:creator>LS</dc:creator>
              <dc:date>2018-12-15T00:00:00</dc:date>
              <text:p text:style-name="P1"><text:span text:style-name="T1">TilingSprite-flow.js:1880:21-36: TextureUvs</text:span></text:p>
              <text:p text:style-name="P1"><text:span text:style-name="T1">TilingSprite-flow.js:1880:25-34: [class: TextureUvs]</text:span></text:p>
            </office:annotation>
            <text:p>2</text:p>
          </table:table-cell>
        </table:table-row>
        <table:table-row table:style-name="ro3">
          <table:table-cell office:value-type="string">
            <text:p>Quad</text:p>
          </table:table-cell>
          <table:table-cell office:value-type="float" office:value="0">
            <text:p>0</text:p>
          </table:table-cell>
          <table:table-cell office:value-type="float" office:value="27">
            <office:annotation draw:style-name="gr48" draw:text-style-name="P1" svg:width="1.1413in" svg:height="18.585in" svg:x="4.0335in" svg:y="0in" draw:caption-point-x="-0.2402in" draw:caption-point-y="0.4858in">
              <dc:creator>LS</dc:creator>
              <dc:date>2018-12-15T00:00:00</dc:date>
              <text:p text:style-name="P1"><text:span text:style-name="T1">TilingSprite-flow.js:1915:13-18: {quad: Quad, shader: TilingShader}</text:span></text:p>
              <text:p text:style-name="P1"><text:span text:style-name="T1">TilingSprite-flow.js:1919:13,1922:13: {quad: Quad, shader: TilingShader}</text:span></text:p>
              <text:p text:style-name="P1"><text:span text:style-name="T1">TilingSprite-flow.js:1919:22,1922:13: {quad: Quad, shader: TilingShader}</text:span></text:p>
              <text:p text:style-name="P1"><text:span text:style-name="T1">TilingSprite-flow.js:1921:23-34: Quad</text:span></text:p>
              <text:p text:style-name="P1"><text:span text:style-name="T1">TilingSprite-flow.js:1921:27-30: [class: Quad]</text:span></text:p>
              <text:p text:style-name="P1"><text:span text:style-name="T1">TilingSprite-flow.js:1924:13-56: {quad: Quad, shader: TilingShader}</text:span></text:p>
              <text:p text:style-name="P1"><text:span text:style-name="T1">TilingSprite-flow.js:1924:51-56: {quad: Quad, shader: TilingShader}</text:span></text:p>
              <text:p text:style-name="P1"><text:span text:style-name="T1">TilingSprite-flow.js:1926:13-18: {quad: Quad, shader: TilingShader}</text:span></text:p>
              <text:p text:style-name="P1"><text:span text:style-name="T1">TilingSprite-flow.js:1926:13-23: Quad</text:span></text:p>
              <text:p text:style-name="P1"><text:span text:style-name="T1">TilingSprite-flow.js:1926:33-38: {quad: Quad, shader: TilingShader}</text:span></text:p>
              <text:p text:style-name="P1"><text:span text:style-name="T1">TilingSprite-flow.js:1931:26-31: {quad: Quad, shader: TilingShader}</text:span></text:p>
              <text:p text:style-name="P1"><text:span text:style-name="T1">TilingSprite-flow.js:1931:26-36: Quad</text:span></text:p>
              <text:p text:style-name="P1"><text:span text:style-name="T1">TilingSprite-flow.js:1939:9-14: {quad: Quad, shader: TilingShader}</text:span></text:p>
              <text:p text:style-name="P1"><text:span text:style-name="T1">TilingSprite-flow.js:1939:9-19: Quad</text:span></text:p>
              <text:p text:style-name="P1"><text:span text:style-name="T1">TilingSprite-flow.js:1939:9-28: Quad</text:span></text:p>
              <text:p text:style-name="P1"><text:span text:style-name="T1">TilingSprite-flow.js:1941:29-34: {quad: Quad, shader: TilingShader}</text:span></text:p>
              <text:p text:style-name="P1"><text:span text:style-name="T1">TilingSprite-flow.js:1949:28-33: {quad: Quad, shader: TilingShader}</text:span></text:p>
              <text:p text:style-name="P1"><text:span text:style-name="T1">TilingSprite-flow.js:1953:9-14: {quad: Quad, shader: TilingShader}</text:span></text:p>
              <text:p text:style-name="P1"><text:span text:style-name="T1">TilingSprite-flow.js:1955:24-29: {quad: Quad, shader: TilingShader}</text:span></text:p>
              <text:p text:style-name="P1"><text:span text:style-name="T1">TilingSprite-flow.js:1955:24-29: {quad: Quad, shader: TilingShader}</text:span></text:p>
              <text:p text:style-name="P1"><text:span text:style-name="T1">TilingSprite-flow.js:1963:28-33: {quad: Quad, shader: TilingShader}</text:span></text:p>
              <text:p text:style-name="P1"><text:span text:style-name="T1">TilingSprite-flow.js:1969:9-14: {quad: Quad, shader: TilingShader}</text:span></text:p>
              <text:p text:style-name="P1"><text:span text:style-name="T1">TilingSprite-flow.js:1971:9-14: {quad: Quad, shader: TilingShader}</text:span></text:p>
              <text:p text:style-name="P1"><text:span text:style-name="T1">TilingSprite-flow.js:1978:9-14: {quad: Quad, shader: TilingShader}</text:span></text:p>
              <text:p text:style-name="P1"><text:span text:style-name="T1">TilingSprite-flow.js:1983:9-14: {quad: Quad, shader: TilingShader}</text:span></text:p>
              <text:p text:style-name="P1"><text:span text:style-name="T1">TilingSprite-flow.js:1983:9-19: Quad</text:span></text:p>
              <text:p text:style-name="P1"><text:span text:style-name="T1">TilingSprite-flow.js:1983:9-26: Quad</text:span></text:p>
            </office:annotation>
            <text:p>27</text:p>
          </table:table-cell>
        </table:table-row>
        <table:table-row table:style-name="ro3">
          <table:table-cell office:value-type="string">
            <text:p>CanvasRenderTarget</text:p>
          </table:table-cell>
          <table:table-cell office:value-type="float" office:value="0">
            <text:p>0</text:p>
          </table:table-cell>
          <table:table-cell office:value-type="float" office:value="7">
            <office:annotation draw:style-name="gr49" draw:text-style-name="P1" svg:width="1.1413in" svg:height="5.522in" svg:x="4.0335in" svg:y="0.0508in" draw:caption-point-x="-0.2402in" draw:caption-point-y="0.5953in">
              <dc:creator>LS</dc:creator>
              <dc:date>2018-12-15T00:00:00</dc:date>
              <text:p text:style-name="P1"><text:span text:style-name="T1">TilingSprite-flow.js:2013:19-28: CanvasRenderTarget</text:span></text:p>
              <text:p text:style-name="P1"><text:span text:style-name="T1">TilingSprite-flow.js:2013:32-98: CanvasRenderTarget</text:span></text:p>
              <text:p text:style-name="P1"><text:span text:style-name="T1">TilingSprite-flow.js:2013:36-53: [class: CanvasRenderTarget]</text:span></text:p>
              <text:p text:style-name="P1"><text:span text:style-name="T1">TilingSprite-flow.js:2024:17-26: CanvasRenderTarget</text:span></text:p>
              <text:p text:style-name="P1"><text:span text:style-name="T1">TilingSprite-flow.js:2028:17-26: CanvasRenderTarget</text:span></text:p>
              <text:p text:style-name="P1"><text:span text:style-name="T1">TilingSprite-flow.js:2030:35-44: CanvasRenderTarget</text:span></text:p>
              <text:p text:style-name="P1"><text:span text:style-name="T1">TilingSprite-flow.js:2030:68-77: CanvasRenderTarget</text:span></text:p>
            </office:annotation>
            <text:p>7</text:p>
          </table:table-cell>
        </table:table-row>
        <table:table-row table:style-name="ro3">
          <table:table-cell office:value-type="string">
            <text:p>Texture</text:p>
          </table:table-cell>
          <table:table-cell office:value-type="float" office:value="0">
            <text:p>0</text:p>
          </table:table-cell>
          <table:table-cell office:value-type="float" office:value="6">
            <office:annotation draw:style-name="gr10" draw:text-style-name="P1" svg:width="1.1413in" svg:height="3.1894in" svg:x="4.0335in" svg:y="0.2114in" draw:caption-point-x="-0.2402in" draw:caption-point-y="0.5953in">
              <dc:creator>LS</dc:creator>
              <dc:date>2018-12-15T00:00:00</dc:date>
              <text:p text:style-name="P1"><text:span text:style-name="T1">TilingSprite-flow.js:1838:17-23: Texture</text:span></text:p>
              <text:p text:style-name="P1"><text:span text:style-name="T1">TilingSprite-flow.js:1840:15-21: Texture</text:span></text:p>
              <text:p text:style-name="P1"><text:span text:style-name="T1">TilingSprite-flow.js:2226:33-39: [class: Texture]</text:span></text:p>
              <text:p text:style-name="P1"><text:span text:style-name="T1">TilingSprite-flow.js:2226:33-52: Texture</text:span></text:p>
              <text:p text:style-name="P1"><text:span text:style-name="T1">TilingSprite-flow.js:2266:33-39: [class: Texture]</text:span></text:p>
              <text:p text:style-name="P1"><text:span text:style-name="T1">TilingSprite-flow.js:2266:33-82: Texture</text:span></text:p>
            </office:annotation>
            <text:p>6</text:p>
          </table:table-cell>
        </table:table-row>
        <table:table-row table:style-name="ro3">
          <table:table-cell office:value-type="string">
            <text:p>TilingShader</text:p>
          </table:table-cell>
          <table:table-cell office:value-type="float" office:value="0">
            <text:p>0</text:p>
          </table:table-cell>
          <table:table-cell office:value-type="float" office:value="31">
            <office:annotation draw:style-name="gr50" draw:text-style-name="P1" svg:width="1.1413in" svg:height="20.6067in" svg:x="4.8988in" svg:y="0.2091in" draw:caption-point-x="-1.1055in" draw:caption-point-y="0.7583in">
              <dc:creator>LS</dc:creator>
              <dc:date>2018-12-15T00:00:00</dc:date>
              <text:p text:style-name="P1"><text:span text:style-name="T1">TilingSprite-flow.js:1915:13-18: {quad: Quad, shader: TilingShader}</text:span></text:p>
              <text:p text:style-name="P1"><text:span text:style-name="T1">TilingSprite-flow.js:1919:13,1922:13: {quad: Quad, shader: TilingShader}</text:span></text:p>
              <text:p text:style-name="P1"><text:span text:style-name="T1">TilingSprite-flow.js:1919:22,1922:13: {quad: Quad, shader: TilingShader}</text:span></text:p>
              <text:p text:style-name="P1"><text:span text:style-name="T1">TilingSprite-flow.js:1924:13-56: {quad: Quad, shader: TilingShader}</text:span></text:p>
              <text:p text:style-name="P1"><text:span text:style-name="T1">TilingSprite-flow.js:1924:51-56: {quad: Quad, shader: TilingShader}</text:span></text:p>
              <text:p text:style-name="P1"><text:span text:style-name="T1">TilingSprite-flow.js:1926:13-18: {quad: Quad, shader: TilingShader}</text:span></text:p>
              <text:p text:style-name="P1"><text:span text:style-name="T1">TilingSprite-flow.js:1926:33-38: {quad: Quad, shader: TilingShader}</text:span></text:p>
              <text:p text:style-name="P1"><text:span text:style-name="T1">TilingSprite-flow.js:1931:26-31: {quad: Quad, shader: TilingShader}</text:span></text:p>
              <text:p text:style-name="P1"><text:span text:style-name="T1">TilingSprite-flow.js:1939:9-14: {quad: Quad, shader: TilingShader}</text:span></text:p>
              <text:p text:style-name="P1"><text:span text:style-name="T1">TilingSprite-flow.js:1941:29-34: {quad: Quad, shader: TilingShader}</text:span></text:p>
              <text:p text:style-name="P1"><text:span text:style-name="T1">TilingSprite-flow.js:1949:28-33: {quad: Quad, shader: TilingShader}</text:span></text:p>
              <text:p text:style-name="P1"><text:span text:style-name="T1">TilingSprite-flow.js:1953:9-14: {quad: Quad, shader: TilingShader}</text:span></text:p>
              <text:p text:style-name="P1"><text:span text:style-name="T1">TilingSprite-flow.js:1955:24-29: {quad: Quad, shader: TilingShader}</text:span></text:p>
              <text:p text:style-name="P1"><text:span text:style-name="T1">TilingSprite-flow.js:1955:24-29: {quad: Quad, shader: TilingShader}</text:span></text:p>
              <text:p text:style-name="P1"><text:span text:style-name="T1">TilingSprite-flow.js:1963:28-33: {quad: Quad, shader: TilingShader}</text:span></text:p>
              <text:p text:style-name="P1"><text:span text:style-name="T1">TilingSprite-flow.js:1969:9-14: {quad: Quad, shader: TilingShader}</text:span></text:p>
              <text:p text:style-name="P1"><text:span text:style-name="T1">TilingSprite-flow.js:1971:9-14: {quad: Quad, shader: TilingShader}</text:span></text:p>
              <text:p text:style-name="P1"><text:span text:style-name="T1">TilingSprite-flow.js:1978:9-14: {quad: Quad, shader: TilingShader}</text:span></text:p>
              <text:p text:style-name="P1"><text:span text:style-name="T1">TilingSprite-flow.js:1983:9-14: {quad: Quad, shader: TilingShader}</text:span></text:p>
              <text:p text:style-name="P1"><text:span text:style-name="T1">TilingSprite-flow.js:1920:25-44: TilingShader</text:span></text:p>
              <text:p text:style-name="P1"><text:span text:style-name="T1">TilingSprite-flow.js:1920:29-40: [class: TilingShader]</text:span></text:p>
              <text:p text:style-name="P1"><text:span text:style-name="T1">TilingSprite-flow.js:1926:33-45: TilingShader</text:span></text:p>
              <text:p text:style-name="P1"><text:span text:style-name="T1">TilingSprite-flow.js:1941:29-41: TilingShader</text:span></text:p>
              <text:p text:style-name="P1"><text:span text:style-name="T1">TilingSprite-flow.js:1949:28-40: TilingShader</text:span></text:p>
              <text:p text:style-name="P1"><text:span text:style-name="T1">TilingSprite-flow.js:1953:9-21: TilingShader</text:span></text:p>
              <text:p text:style-name="P1"><text:span text:style-name="T1">TilingSprite-flow.js:1955:24-36: TilingShader</text:span></text:p>
              <text:p text:style-name="P1"><text:span text:style-name="T1">TilingSprite-flow.js:1961:9-21: TilingShader</text:span></text:p>
              <text:p text:style-name="P1"><text:span text:style-name="T1">TilingSprite-flow.js:1963:28-40: TilingShader</text:span></text:p>
              <text:p text:style-name="P1"><text:span text:style-name="T1">TilingSprite-flow.js:1969:9-21: TilingShader</text:span></text:p>
              <text:p text:style-name="P1"><text:span text:style-name="T1">TilingSprite-flow.js:1971:9-21: TilingShader</text:span></text:p>
              <text:p text:style-name="P1"><text:span text:style-name="T1">TilingSprite-flow.js:1978:9-21: TilingShader</text:span></text:p>
            </office:annotation>
            <text:p>31</text:p>
          </table:table-cell>
        </table:table-row>
        <table:table-row table:style-name="ro3">
          <table:table-cell office:value-type="string">
            <text:p>Rectangle</text:p>
          </table:table-cell>
          <table:table-cell office:value-type="float" office:value="1">
            <office:annotation draw:style-name="gr4" draw:text-style-name="P1" svg:width="1.1413in" svg:height="0.5457in" svg:x="2.6256in" svg:y="0.5327in" draw:caption-point-x="-0.2402in" draw:caption-point-y="0.5949in">
              <dc:creator>LS</dc:creator>
              <dc:date>2018-12-15T00:00:00</dc:date>
              <text:p text:style-name="P1"><text:span text:style-name="T1">TilingSprite-flow.js:2084:21-59: Rectangle</text:span></text:p>
            </office:annotation>
            <text:p>1</text:p>
          </table:table-cell>
          <table:table-cell office:value-type="float" office:value="9">
            <office:annotation draw:style-name="gr21" draw:text-style-name="P1" svg:width="1.1413in" svg:height="5.0555in" svg:x="4.0335in" svg:y="0.5323in" draw:caption-point-x="-0.2402in" draw:caption-point-y="0.5953in">
              <dc:creator>LS</dc:creator>
              <dc:date>2018-12-15T00:00:00</dc:date>
              <text:p text:style-name="P1"><text:span text:style-name="T1">TilingSprite-flow.js:2070:20-23: void | Rectangle</text:span></text:p>
              <text:p text:style-name="P1"><text:span text:style-name="T1">TilingSprite-flow.js:2080:18-21: void | Rectangle</text:span></text:p>
              <text:p text:style-name="P1"><text:span text:style-name="T1">TilingSprite-flow.js:2084:45-59: Rectangle</text:span></text:p>
              <text:p text:style-name="P1"><text:span text:style-name="T1">TilingSprite-flow.js:2084:49-57: [class: Rectangle]</text:span></text:p>
              <text:p text:style-name="P1"><text:span text:style-name="T1">TilingSprite-flow.js:2087:17-44: Rectangle</text:span></text:p>
              <text:p text:style-name="P1"><text:span text:style-name="T1">TilingSprite-flow.js:2087:24-44: Rectangle</text:span></text:p>
              <text:p text:style-name="P1"><text:span text:style-name="T1">TilingSprite-flow.js:2090:46-49: Rectangle</text:span></text:p>
              <text:p text:style-name="P1"><text:span text:style-name="T1">TilingSprite-flow.js:2093:16-35: (rect: void | Rectangle) =&gt;</text:span></text:p>
              <text:p text:style-name="P1"><text:span text:style-name="T1">TilingSprite-flow.js:2093:48-51: void | Rectangle</text:span></text:p>
            </office:annotation>
            <text:p>9</text:p>
          </table:table-cell>
        </table:table-row>
        <table:table-row table:style-name="ro3">
          <table:table-cell table:style-name="ce10" office:value-type="string">
            <text:p>Sprite</text:p>
          </table:table-cell>
          <table:table-cell table:number-columns-repeated="2"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table:style-name="Default" office:value-type="float" office:value="1821">
            <text:p>1821</text:p>
          </table:table-cell>
          <table:table-cell table:style-name="Default"/>
        </table:table-row>
        <table:table-row table:style-name="ro3">
          <table:table-cell table:style-name="ce4" office:value-type="string">
            <text:p>Src Final Line:</text:p>
          </table:table-cell>
          <table:table-cell table:style-name="Default" office:value-type="float" office:value="2311">
            <text:p>2311</text:p>
          </table:table-cell>
          <table:table-cell table:style-name="Default"/>
        </table:table-row>
        <table:table-row table:style-name="ro3">
          <table:table-cell table:style-name="ce4" office:value-type="string">
            <text:p>File:</text:p>
          </table:table-cell>
          <table:table-cell table:style-name="Default" office:value-type="string">
            <text:p>TilingSprite-flow.js</text:p>
          </table:table-cell>
          <table:table-cell table:style-name="Default"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3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3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3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Transform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3">
            <office:annotation draw:style-name="gr7" draw:text-style-name="P1" svg:width="1.1413in" svg:height="1.4787in" svg:x="2.2811in" svg:y="0in" draw:caption-point-x="-0.2402in" draw:caption-point-y="0.1701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9" office:value-type="float" office:value="6">
            <office:annotation draw:style-name="gr32" draw:text-style-name="P1" svg:width="1.1413in" svg:height="2.8783in" svg:x="3.711in" svg:y="0in" draw:caption-point-x="-0.2402in" draw:caption-point-y="0.1701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in" draw:caption-point-x="-0.2402in" draw:caption-point-y="0.3307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711in" svg:y="0in" draw:caption-point-x="-0.2402in" draw:caption-point-y="0.3307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3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TransformBa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in" draw:caption-point-x="-0.2402in" draw:caption-point-y="0.1646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in" draw:caption-point-x="-0.2402in" draw:caption-point-y="0.1646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7">
          <table:table-cell table:style-name="Default"/>
          <table:table-cell table:number-columns-repeated="2"/>
        </table:table-row>
        <table:table-row table:style-name="ro3" table:number-rows-repeated="1048548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TransformStatic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ObservablePoint</text:p>
          </table:table-cell>
          <table:table-cell table:style-name="ce9" office:value-type="float" office:value="4">
            <office:annotation draw:style-name="gr28" draw:text-style-name="P1" svg:width="1.1413in" svg:height="1.9453in" svg:x="2.2811in" svg:y="0in" draw:caption-point-x="-0.2402in" draw:caption-point-y="0.1646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9" office:value-type="float" office:value="8">
            <office:annotation draw:style-name="gr47" draw:text-style-name="P1" svg:width="1.1413in" svg:height="5.6776in" svg:x="3.711in" svg:y="0in" draw:caption-point-x="-0.2402in" draw:caption-point-y="0.1646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3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VideoBaseTexture" table:style-name="ta1" table:print="false">
        <table:table-column table:style-name="co2" table:default-cell-style-name="ce1"/>
        <table:table-column table:style-name="co2" table:default-cell-style-name="Default"/>
        <table:table-column table:style-name="co20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Tick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 office:value-type="string">
            <text:p>Base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070">
            <text:p>1070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340">
            <text:p>1340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VideoBase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Void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4">
          <table:table-cell table:style-name="ce3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Void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Extract" table:style-name="ta1" table:print="false">
        <table:table-column table:style-name="co31" table:default-cell-style-name="ce2"/>
        <table:table-column table:style-name="co2" table:default-cell-style-name="Default"/>
        <table:table-column table:style-name="co20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1">
            <office:annotation draw:style-name="gr51" draw:text-style-name="P1" svg:width="1.1413in" svg:height="10.0319in" svg:x="4.026in" svg:y="0in" draw:caption-point-x="-0.2402in" draw:caption-point-y="0.1646in">
              <dc:creator>LS</dc:creator>
              <dc:date>2018-12-18T00:00:00</dc:date>
              <text:p text:style-name="P1"><text:span text:style-name="T1">WebGLExtract-flow.js:1007:7-15: Rectangle</text:span></text:p>
              <text:p text:style-name="P1"><text:span text:style-name="T1">WebGLExtract-flow.js:1007:19-33: Rectangle</text:span></text:p>
              <text:p text:style-name="P1"><text:span text:style-name="T1">WebGLExtract-flow.js:1007:23-31: [class: Rectangle]</text:span></text:p>
              <text:p text:style-name="P1"><text:span text:style-name="T1">WebGLExtract-flow.js:1068:13-17: Rectangle</text:span></text:p>
              <text:p text:style-name="P1"><text:span text:style-name="T1">WebGLExtract-flow.js:1097:13-29: Rectangle</text:span></text:p>
              <text:p text:style-name="P1"><text:span text:style-name="T1">WebGLExtract-flow.js:1097:21-29: Rectangle</text:span></text:p>
              <text:p text:style-name="P1"><text:span text:style-name="T1">WebGLExtract-flow.js:1098:13-17: Rectangle</text:span></text:p>
              <text:p text:style-name="P1"><text:span text:style-name="T1">WebGLExtract-flow.js:1099:13-17: Rectangle</text:span></text:p>
              <text:p text:style-name="P1"><text:span text:style-name="T1">WebGLExtract-flow.js:1102:23-27: Rectangle</text:span></text:p>
              <text:p text:style-name="P1"><text:span text:style-name="T1">WebGLExtract-flow.js:1103:24-28: Rectangle</text:span></text:p>
              <text:p text:style-name="P1"><text:span text:style-name="T1">WebGLExtract-flow.js:1119:17-21: Rectangle</text:span></text:p>
              <text:p text:style-name="P1"><text:span text:style-name="T1">WebGLExtract-flow.js:1120:17-21: Rectangle</text:span></text:p>
              <text:p text:style-name="P1"><text:span text:style-name="T1">WebGLExtract-flow.js:1160:13-17: Rectangle</text:span></text:p>
              <text:p text:style-name="P1"><text:span text:style-name="T1">WebGLExtract-flow.js:1186:13-29: Rectangle</text:span></text:p>
              <text:p text:style-name="P1"><text:span text:style-name="T1">WebGLExtract-flow.js:1186:21-29: Rectangle</text:span></text:p>
              <text:p text:style-name="P1"><text:span text:style-name="T1">WebGLExtract-flow.js:1187:13-17: Rectangle</text:span></text:p>
              <text:p text:style-name="P1"><text:span text:style-name="T1">WebGLExtract-flow.js:1188:13-17: Rectangle</text:span></text:p>
              <text:p text:style-name="P1"><text:span text:style-name="T1">WebGLExtract-flow.js:1191:23-27: Rectangle</text:span></text:p>
              <text:p text:style-name="P1"><text:span text:style-name="T1">WebGLExtract-flow.js:1192:24-28: Rectangle</text:span></text:p>
              <text:p text:style-name="P1"><text:span text:style-name="T1">WebGLExtract-flow.js:1204:17-21: Rectangle</text:span></text:p>
              <text:p text:style-name="P1"><text:span text:style-name="T1">WebGLExtract-flow.js:1205:17-21: Rectangle</text:span></text:p>
            </office:annotation>
            <text:p>21</text:p>
          </table:table-cell>
        </table:table-row>
        <table:table-row table:style-name="ro3">
          <table:table-cell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2" draw:text-style-name="P1" svg:width="1.1413in" svg:height="1.3232in" svg:x="4.026in" svg:y="0in" draw:caption-point-x="-0.2402in" draw:caption-point-y="0.3252in">
              <dc:creator>LS</dc:creator>
              <dc:date>2018-12-18T00:00:00</dc:date>
              <text:p text:style-name="P1"><text:span text:style-name="T1">WebGLExtract-flow.js:1074:35-47: [class: RenderTexture]</text:span></text:p>
              <text:p text:style-name="P1"><text:span text:style-name="T1">WebGLExtract-flow.js:1165:35-47: [class: RenderTexture]</text:span></text:p>
            </office:annotation>
            <text:p>2</text:p>
          </table:table-cell>
        </table:table-row>
        <table:table-row table:style-name="ro3">
          <table:table-cell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9">
            <office:annotation draw:style-name="gr38" draw:text-style-name="P1" svg:width="1.1413in" svg:height="7.0772in" svg:x="4.026in" svg:y="0in" draw:caption-point-x="-0.2402in" draw:caption-point-y="0.4858in">
              <dc:creator>LS</dc:creator>
              <dc:date>2018-12-18T00:00:00</dc:date>
              <text:p text:style-name="P1"><text:span text:style-name="T1">WebGLExtract-flow.js:1105:15-26: CanvasRenderTarget</text:span></text:p>
              <text:p text:style-name="P1"><text:span text:style-name="T1">WebGLExtract-flow.js:1105:30-66: CanvasRenderTarget</text:span></text:p>
              <text:p text:style-name="P1"><text:span text:style-name="T1">WebGLExtract-flow.js:1105:34-51: [class: CanvasRenderTarget]</text:span></text:p>
              <text:p text:style-name="P1"><text:span text:style-name="T1">WebGLExtract-flow.js:1129:32-43: CanvasRenderTarget</text:span></text:p>
              <text:p text:style-name="P1"><text:span text:style-name="T1">WebGLExtract-flow.js:1133:13-24: CanvasRenderTarget</text:span></text:p>
              <text:p text:style-name="P1"><text:span text:style-name="T1">WebGLExtract-flow.js:1138:17-28: CanvasRenderTarget</text:span></text:p>
              <text:p text:style-name="P1"><text:span text:style-name="T1">WebGLExtract-flow.js:1139:17-28: CanvasRenderTarget</text:span></text:p>
              <text:p text:style-name="P1"><text:span text:style-name="T1">WebGLExtract-flow.js:1139:48-59: CanvasRenderTarget</text:span></text:p>
              <text:p text:style-name="P1"><text:span text:style-name="T1">WebGLExtract-flow.js:1144:16-27: CanvasRenderTarget</text:span></text:p>
            </office:annotation>
            <text:p>9</text:p>
          </table:table-cell>
        </table:table-row>
        <table:table-row table:style-name="ro3">
          <table:table-cell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14" draw:text-style-name="P1" svg:width="1.1413in" svg:height="0.8567in" svg:x="4.026in" svg:y="0.0512in" draw:caption-point-x="-0.2402in" draw:caption-point-y="0.5949in">
              <dc:creator>LS</dc:creator>
              <dc:date>2018-12-18T00:00:00</dc:date>
              <text:p text:style-name="P1"><text:span text:style-name="T1">WebGLExtract-flow.js:1228:1-13: [class: WebGLRenderer]</text:span></text:p>
            </office:annotation>
            <text:p>1</text:p>
          </table:table-cell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007">
            <text:p>1007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228">
            <text:p>122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WebGLExtract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WebGLGraphicsData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1">
            <text:p>41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WebGL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Prepare" table:style-name="ta1" table:print="false">
        <table:table-column table:style-name="co34" table:default-cell-style-name="ce2"/>
        <table:table-column table:style-name="co2" table:number-columns-repeated="2" table:default-cell-style-name="Default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office:value-type="string">
            <text:p>Contain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6" draw:text-style-name="P1" svg:width="1.1413in" svg:height="0.7012in" svg:x="3.2213in" svg:y="0.0094in" draw:caption-point-x="-0.2402in" draw:caption-point-y="0.1701in">
              <dc:creator>LS</dc:creator>
              <dc:date>2018-12-19T00:00:00</dc:date>
              <text:p text:style-name="P1"><text:span text:style-name="T1">WebGLPrepare-flow.js:3143:29-37: [class: Container]</text:span></text:p>
            </office:annotation>
            <text:p>1</text:p>
          </table:table-cell>
        </table:table-row>
        <table:table-row table:style-name="ro1">
          <table:table-cell office:value-type="string">
            <text:p>Base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2" draw:text-style-name="P1" svg:width="1.1413in" svg:height="1.3232in" svg:x="3.2213in" svg:y="0.0114in" draw:caption-point-x="-0.2402in" draw:caption-point-y="0.3555in">
              <dc:creator>LS</dc:creator>
              <dc:date>2018-12-20T00:00:00</dc:date>
              <text:p text:style-name="P1">WebGLPrepare-flow.js:3193:25-35: [class: BaseTexture]</text:p>
              <text:p text:style-name="P1">WebGLPrepare-flow.js:3234:25-35: [class: BaseTexture]</text:p>
            </office:annotation>
            <text:p>2</text:p>
          </table:table-cell>
        </table:table-row>
        <table:table-row table:style-name="ro1">
          <table:table-cell office:value-type="string">
            <text:p>Textur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office:value-type="string">
            <text:p>Graphics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2" draw:text-style-name="P1" svg:width="1.1413in" svg:height="1.3232in" svg:x="3.2213in" svg:y="0.1472in" draw:caption-point-x="-0.2402in" draw:caption-point-y="0.5949in">
              <dc:creator>LS</dc:creator>
              <dc:date>2018-12-20T00:00:00</dc:date>
              <text:p text:style-name="P1">WebGLPrepare-flow.js:3213:25-32: [class: Graphics]</text:p>
              <text:p text:style-name="P1">WebGLPrepare-flow.js:3268:25-32: [class: Graphics]</text:p>
            </office:annotation>
            <text:p>2</text:p>
          </table:table-cell>
        </table:table-row>
        <table:table-row table:style-name="ro1">
          <table:table-cell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14" draw:text-style-name="P1" svg:width="1.1413in" svg:height="0.8567in" svg:x="3.2213in" svg:y="0.3228in" draw:caption-point-x="-0.2402in" draw:caption-point-y="0.5949in">
              <dc:creator>LS</dc:creator>
              <dc:date>2018-12-20T00:00:00</dc:date>
              <text:p text:style-name="P1">WebGLPrepare-flow.js:3278:1-13: [class: WebGLRenderer]</text:p>
            </office:annotation>
            <text:p>1</text:p>
          </table:table-cell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940">
            <text:p>294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278">
            <text:p>3278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WebGLPrepare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262">
            <text:p>262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Stat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33" table:default-cell-style-name="ce11"/>
        <table:table-column table:style-name="co2" table:number-columns-repeated="2" table:default-cell-style-name="Default"/>
        <table:table-row table:style-name="ro4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))))))))))))))))))))))))))))))))))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)))))))))))))))))))))))))))))))))))" office:value-type="float" office:value="0">
            <text:p>#NOME?</text:p>
          </table:table-cell>
        </table:table-row>
        <table:table-row table:style-name="ro4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3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0">12/20/2018</text:date>, <text:time>17:5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12-20T17:51:04</dc:date>
    <dc:creator>Leonardo Silva</dc:creator>
    <meta:editing-duration>P2DT23H36M2S</meta:editing-duration>
    <meta:editing-cycles>302</meta:editing-cycles>
    <meta:generator>OpenOffice/4.1.5$Unix OpenOffice.org_project/415m1$Build-9789</meta:generator>
    <meta:document-statistic meta:table-count="84" meta:cell-count="1205" meta:object-count="0"/>
  </office:meta>
</office:document-meta>
</file>